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3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9 年 7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578705" table:style-name="ce17">
            <text:p>23,578,705</text:p>
          </table:table-cell>
          <table:table-cell office:value-type="float" office:value="11685947" table:style-name="ce17">
            <text:p>11,685,947</text:p>
          </table:table-cell>
          <table:table-cell office:value-type="float" office:value="11892758" table:style-name="ce17">
            <text:p>11,892,758</text:p>
          </table:table-cell>
          <table:table-cell office:value-type="float" office:value="947634" table:style-name="ce17">
            <text:p>947,634</text:p>
          </table:table-cell>
          <table:table-cell office:value-type="float" office:value="490867" table:style-name="ce17">
            <text:p>490,867</text:p>
          </table:table-cell>
          <table:table-cell office:value-type="float" office:value="456767" table:style-name="ce17">
            <text:p>456,767</text:p>
          </table:table-cell>
          <table:table-cell office:value-type="float" office:value="4.0190247937704804" table:style-name="ce18">
            <text:p>4.02</text:p>
          </table:table-cell>
          <table:table-cell office:value-type="float" office:value="1366860" table:style-name="ce17">
            <text:p>1,366,860</text:p>
          </table:table-cell>
          <table:table-cell office:value-type="float" office:value="707900" table:style-name="ce17">
            <text:p>707,900</text:p>
          </table:table-cell>
          <table:table-cell office:value-type="float" office:value="658960" table:style-name="ce17">
            <text:p>658,960</text:p>
          </table:table-cell>
          <table:table-cell office:value-type="float" office:value="5.7970104804313891" table:style-name="ce19">
            <text:p>5.80</text:p>
          </table:table-cell>
          <table:table-cell office:value-type="float" office:value="2368632" table:style-name="ce17">
            <text:p>2,368,632</text:p>
          </table:table-cell>
          <table:table-cell office:value-type="float" office:value="1228205" table:style-name="ce17">
            <text:p>1,228,205</text:p>
          </table:table-cell>
          <table:table-cell office:value-type="float" office:value="1140427" table:style-name="ce17">
            <text:p>1,140,427</text:p>
          </table:table-cell>
          <table:table-cell office:value-type="float" office:value="10.045640759320751" table:style-name="ce18">
            <text:p>10.05</text:p>
          </table:table-cell>
          <table:table-cell office:value-type="float" office:value="2573560" table:style-name="ce17">
            <text:p>2,573,560</text:p>
          </table:table-cell>
          <table:table-cell office:value-type="float" office:value="1335360" table:style-name="ce17">
            <text:p>1,335,360</text:p>
          </table:table-cell>
          <table:table-cell office:value-type="float" office:value="1238200" table:style-name="ce17">
            <text:p>1,238,200</text:p>
          </table:table-cell>
          <table:table-cell office:value-type="float" office:value="10.91476397876813" table:style-name="ce18">
            <text:p>10.91</text:p>
          </table:table-cell>
          <table:table-cell office:value-type="float" office:value="1285099" table:style-name="ce17">
            <text:p>1,285,099</text:p>
          </table:table-cell>
          <table:table-cell office:value-type="float" office:value="672056" table:style-name="ce17">
            <text:p>672,056</text:p>
          </table:table-cell>
          <table:table-cell office:value-type="float" office:value="613043" table:style-name="ce17">
            <text:p>613,043</text:p>
          </table:table-cell>
          <table:table-cell office:value-type="float" office:value="5.4502526750302867" table:style-name="ce18">
            <text:p>5.45</text:p>
          </table:table-cell>
          <table:table-cell office:value-type="float" office:value="19392653" table:style-name="ce17">
            <text:p>19,392,653</text:p>
          </table:table-cell>
          <table:table-cell office:value-type="float" office:value="9508738" table:style-name="ce17">
            <text:p>9,508,738</text:p>
          </table:table-cell>
          <table:table-cell office:value-type="float" office:value="9883915" table:style-name="ce17">
            <text:p>9,883,915</text:p>
          </table:table-cell>
          <table:table-cell office:value-type="float" office:value="82.246471975454128" table:style-name="ce18">
            <text:p>82.25</text:p>
          </table:table-cell>
          <table:table-cell office:value-type="float" office:value="3707523" table:style-name="ce17">
            <text:p>3,707,523</text:p>
          </table:table-cell>
          <table:table-cell office:value-type="float" office:value="1691217" table:style-name="ce17">
            <text:p>1,691,217</text:p>
          </table:table-cell>
          <table:table-cell office:value-type="float" office:value="2016306" table:style-name="ce17">
            <text:p>2,016,306</text:p>
          </table:table-cell>
          <table:table-cell office:value-type="float" office:value="15.724031493671939" table:style-name="ce18">
            <text:p>15.72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27481" table:style-name="ce21">
            <text:p>4,027,481</text:p>
          </table:table-cell>
          <table:table-cell office:value-type="float" office:value="1966995" table:style-name="ce21">
            <text:p>1,966,995</text:p>
          </table:table-cell>
          <table:table-cell office:value-type="float" office:value="2060486" table:style-name="ce21">
            <text:p>2,060,486</text:p>
          </table:table-cell>
          <table:table-cell office:value-type="float" office:value="150500" table:style-name="ce21">
            <text:p>150,500</text:p>
          </table:table-cell>
          <table:table-cell office:value-type="float" office:value="77661" table:style-name="ce21">
            <text:p>77,661</text:p>
          </table:table-cell>
          <table:table-cell office:value-type="float" office:value="72839" table:style-name="ce21">
            <text:p>72,839</text:p>
          </table:table-cell>
          <table:table-cell office:value-type="float" office:value="3.7368270638644847" table:style-name="ce22">
            <text:p>3.74</text:p>
          </table:table-cell>
          <table:table-cell office:value-type="float" office:value="219972" table:style-name="ce21">
            <text:p>219,972</text:p>
          </table:table-cell>
          <table:table-cell office:value-type="float" office:value="113512" table:style-name="ce21">
            <text:p>113,512</text:p>
          </table:table-cell>
          <table:table-cell office:value-type="float" office:value="106460" table:style-name="ce21">
            <text:p>106,460</text:p>
          </table:table-cell>
          <table:table-cell office:value-type="float" office:value="5.4617762318431797" table:style-name="ce23">
            <text:p>5.46</text:p>
          </table:table-cell>
          <table:table-cell office:value-type="float" office:value="386021" table:style-name="ce21">
            <text:p>386,021</text:p>
          </table:table-cell>
          <table:table-cell office:value-type="float" office:value="199720" table:style-name="ce21">
            <text:p>199,720</text:p>
          </table:table-cell>
          <table:table-cell office:value-type="float" office:value="186301" table:style-name="ce21">
            <text:p>186,301</text:p>
          </table:table-cell>
          <table:table-cell office:value-type="float" office:value="9.5846758805317762" table:style-name="ce22">
            <text:p>9.58</text:p>
          </table:table-cell>
          <table:table-cell office:value-type="float" office:value="418440" table:style-name="ce21">
            <text:p>418,440</text:p>
          </table:table-cell>
          <table:table-cell office:value-type="float" office:value="216678" table:style-name="ce21">
            <text:p>216,678</text:p>
          </table:table-cell>
          <table:table-cell office:value-type="float" office:value="201762" table:style-name="ce21">
            <text:p>201,762</text:p>
          </table:table-cell>
          <table:table-cell office:value-type="float" office:value="10.389620708328605" table:style-name="ce22">
            <text:p>10.39</text:p>
          </table:table-cell>
          <table:table-cell office:value-type="float" office:value="208162" table:style-name="ce21">
            <text:p>208,162</text:p>
          </table:table-cell>
          <table:table-cell office:value-type="float" office:value="108818" table:style-name="ce21">
            <text:p>108,818</text:p>
          </table:table-cell>
          <table:table-cell office:value-type="float" office:value="99344" table:style-name="ce21">
            <text:p>99,344</text:p>
          </table:table-cell>
          <table:table-cell office:value-type="float" office:value="5.1685408323465705" table:style-name="ce22">
            <text:p>5.17</text:p>
          </table:table-cell>
          <table:table-cell office:value-type="float" office:value="3345715" table:style-name="ce21">
            <text:p>3,345,715</text:p>
          </table:table-cell>
          <table:table-cell office:value-type="float" office:value="1612924" table:style-name="ce21">
            <text:p>1,612,924</text:p>
          </table:table-cell>
          <table:table-cell office:value-type="float" office:value="1732791" table:style-name="ce21">
            <text:p>1,732,791</text:p>
          </table:table-cell>
          <table:table-cell office:value-type="float" office:value="83.072148571278177" table:style-name="ce22">
            <text:p>83.07</text:p>
          </table:table-cell>
          <table:table-cell office:value-type="float" office:value="601535" table:style-name="ce21">
            <text:p>601,535</text:p>
          </table:table-cell>
          <table:table-cell office:value-type="float" office:value="271634" table:style-name="ce21">
            <text:p>271,634</text:p>
          </table:table-cell>
          <table:table-cell office:value-type="float" office:value="329901" table:style-name="ce21">
            <text:p>329,901</text:p>
          </table:table-cell>
          <table:table-cell office:value-type="float" office:value="14.935762577154305" table:style-name="ce22">
            <text:p>14.94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20037" table:style-name="ce21">
            <text:p>2,620,037</text:p>
          </table:table-cell>
          <table:table-cell office:value-type="float" office:value="1247311" table:style-name="ce21">
            <text:p>1,247,311</text:p>
          </table:table-cell>
          <table:table-cell office:value-type="float" office:value="1372726" table:style-name="ce21">
            <text:p>1,372,726</text:p>
          </table:table-cell>
          <table:table-cell office:value-type="float" office:value="118031" table:style-name="ce21">
            <text:p>118,031</text:p>
          </table:table-cell>
          <table:table-cell office:value-type="float" office:value="60984" table:style-name="ce21">
            <text:p>60,984</text:p>
          </table:table-cell>
          <table:table-cell office:value-type="float" office:value="57047" table:style-name="ce21">
            <text:p>57,047</text:p>
          </table:table-cell>
          <table:table-cell office:value-type="float" office:value="4.5049363806694327" table:style-name="ce22">
            <text:p>4.50</text:p>
          </table:table-cell>
          <table:table-cell office:value-type="float" office:value="168443" table:style-name="ce21">
            <text:p>168,443</text:p>
          </table:table-cell>
          <table:table-cell office:value-type="float" office:value="86977" table:style-name="ce21">
            <text:p>86,977</text:p>
          </table:table-cell>
          <table:table-cell office:value-type="float" office:value="81466" table:style-name="ce21">
            <text:p>81,466</text:p>
          </table:table-cell>
          <table:table-cell office:value-type="float" office:value="6.4290313457405377" table:style-name="ce23">
            <text:p>6.43</text:p>
          </table:table-cell>
          <table:table-cell office:value-type="float" office:value="282200" table:style-name="ce21">
            <text:p>282,200</text:p>
          </table:table-cell>
          <table:table-cell office:value-type="float" office:value="145996" table:style-name="ce21">
            <text:p>145,996</text:p>
          </table:table-cell>
          <table:table-cell office:value-type="float" office:value="136204" table:style-name="ce21">
            <text:p>136,204</text:p>
          </table:table-cell>
          <table:table-cell office:value-type="float" office:value="10.770840259126112" table:style-name="ce22">
            <text:p>10.77</text:p>
          </table:table-cell>
          <table:table-cell office:value-type="float" office:value="305835" table:style-name="ce21">
            <text:p>305,835</text:p>
          </table:table-cell>
          <table:table-cell office:value-type="float" office:value="158204" table:style-name="ce21">
            <text:p>158,204</text:p>
          </table:table-cell>
          <table:table-cell office:value-type="float" office:value="147631" table:style-name="ce21">
            <text:p>147,631</text:p>
          </table:table-cell>
          <table:table-cell office:value-type="float" office:value="11.672926756377867" table:style-name="ce22">
            <text:p>11.67</text:p>
          </table:table-cell>
          <table:table-cell office:value-type="float" office:value="130876" table:style-name="ce21">
            <text:p>130,876</text:p>
          </table:table-cell>
          <table:table-cell office:value-type="float" office:value="68248" table:style-name="ce21">
            <text:p>68,248</text:p>
          </table:table-cell>
          <table:table-cell office:value-type="float" office:value="62628" table:style-name="ce21">
            <text:p>62,628</text:p>
          </table:table-cell>
          <table:table-cell office:value-type="float" office:value="4.9951966327193089" table:style-name="ce22">
            <text:p>5.00</text:p>
          </table:table-cell>
          <table:table-cell office:value-type="float" office:value="2158493" table:style-name="ce21">
            <text:p>2,158,493</text:p>
          </table:table-cell>
          <table:table-cell office:value-type="float" office:value="1007998" table:style-name="ce21">
            <text:p>1,007,998</text:p>
          </table:table-cell>
          <table:table-cell office:value-type="float" office:value="1150495" table:style-name="ce21">
            <text:p>1,150,495</text:p>
          </table:table-cell>
          <table:table-cell office:value-type="float" office:value="82.384065568539683" table:style-name="ce22">
            <text:p>82.38</text:p>
          </table:table-cell>
          <table:table-cell office:value-type="float" office:value="487724" table:style-name="ce21">
            <text:p>487,724</text:p>
          </table:table-cell>
          <table:table-cell office:value-type="float" office:value="216917" table:style-name="ce21">
            <text:p>216,917</text:p>
          </table:table-cell>
          <table:table-cell office:value-type="float" office:value="270807" table:style-name="ce21">
            <text:p>270,807</text:p>
          </table:table-cell>
          <table:table-cell office:value-type="float" office:value="18.615156961523827" table:style-name="ce22">
            <text:p>18.62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60043" table:style-name="ce21">
            <text:p>2,260,043</text:p>
          </table:table-cell>
          <table:table-cell office:value-type="float" office:value="1120507" table:style-name="ce21">
            <text:p>1,120,507</text:p>
          </table:table-cell>
          <table:table-cell office:value-type="float" office:value="1139536" table:style-name="ce21">
            <text:p>1,139,536</text:p>
          </table:table-cell>
          <table:table-cell office:value-type="float" office:value="112732" table:style-name="ce21">
            <text:p>112,732</text:p>
          </table:table-cell>
          <table:table-cell office:value-type="float" office:value="58406" table:style-name="ce21">
            <text:p>58,406</text:p>
          </table:table-cell>
          <table:table-cell office:value-type="float" office:value="54326" table:style-name="ce21">
            <text:p>54,326</text:p>
          </table:table-cell>
          <table:table-cell office:value-type="float" office:value="4.9880466876072713" table:style-name="ce22">
            <text:p>4.99</text:p>
          </table:table-cell>
          <table:table-cell office:value-type="float" office:value="158969" table:style-name="ce21">
            <text:p>158,969</text:p>
          </table:table-cell>
          <table:table-cell office:value-type="float" office:value="82473" table:style-name="ce21">
            <text:p>82,473</text:p>
          </table:table-cell>
          <table:table-cell office:value-type="float" office:value="76496" table:style-name="ce21">
            <text:p>76,496</text:p>
          </table:table-cell>
          <table:table-cell office:value-type="float" office:value="7.0338927179704109" table:style-name="ce23">
            <text:p>7.03</text:p>
          </table:table-cell>
          <table:table-cell office:value-type="float" office:value="267241" table:style-name="ce21">
            <text:p>267,241</text:p>
          </table:table-cell>
          <table:table-cell office:value-type="float" office:value="138670" table:style-name="ce21">
            <text:p>138,670</text:p>
          </table:table-cell>
          <table:table-cell office:value-type="float" office:value="128571" table:style-name="ce21">
            <text:p>128,571</text:p>
          </table:table-cell>
          <table:table-cell office:value-type="float" office:value="11.824598027559654" table:style-name="ce22">
            <text:p>11.82</text:p>
          </table:table-cell>
          <table:table-cell office:value-type="float" office:value="289298" table:style-name="ce21">
            <text:p>289,298</text:p>
          </table:table-cell>
          <table:table-cell office:value-type="float" office:value="150232" table:style-name="ce21">
            <text:p>150,232</text:p>
          </table:table-cell>
          <table:table-cell office:value-type="float" office:value="139066" table:style-name="ce21">
            <text:p>139,066</text:p>
          </table:table-cell>
          <table:table-cell office:value-type="float" office:value="12.800552909834018" table:style-name="ce22">
            <text:p>12.80</text:p>
          </table:table-cell>
          <table:table-cell office:value-type="float" office:value="136463" table:style-name="ce21">
            <text:p>136,463</text:p>
          </table:table-cell>
          <table:table-cell office:value-type="float" office:value="71595" table:style-name="ce21">
            <text:p>71,595</text:p>
          </table:table-cell>
          <table:table-cell office:value-type="float" office:value="64868" table:style-name="ce21">
            <text:p>64,868</text:p>
          </table:table-cell>
          <table:table-cell office:value-type="float" office:value="6.0380709570570117" table:style-name="ce22">
            <text:p>6.04</text:p>
          </table:table-cell>
          <table:table-cell office:value-type="float" office:value="1800850" table:style-name="ce21">
            <text:p>1,800,850</text:p>
          </table:table-cell>
          <table:table-cell office:value-type="float" office:value="881226" table:style-name="ce21">
            <text:p>881,226</text:p>
          </table:table-cell>
          <table:table-cell office:value-type="float" office:value="919624" table:style-name="ce21">
            <text:p>919,624</text:p>
          </table:table-cell>
          <table:table-cell office:value-type="float" office:value="79.68211224299715" table:style-name="ce22">
            <text:p>79.68</text:p>
          </table:table-cell>
          <table:table-cell office:value-type="float" office:value="283647" table:style-name="ce21">
            <text:p>283,647</text:p>
          </table:table-cell>
          <table:table-cell office:value-type="float" office:value="130077" table:style-name="ce21">
            <text:p>130,077</text:p>
          </table:table-cell>
          <table:table-cell office:value-type="float" office:value="153570" table:style-name="ce21">
            <text:p>153,570</text:p>
          </table:table-cell>
          <table:table-cell office:value-type="float" office:value="12.550513419434939" table:style-name="ce22">
            <text:p>12.55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6792" table:style-name="ce21">
            <text:p>2,816,792</text:p>
          </table:table-cell>
          <table:table-cell office:value-type="float" office:value="1384080" table:style-name="ce21">
            <text:p>1,384,080</text:p>
          </table:table-cell>
          <table:table-cell office:value-type="float" office:value="1432712" table:style-name="ce21">
            <text:p>1,432,712</text:p>
          </table:table-cell>
          <table:table-cell office:value-type="float" office:value="126847" table:style-name="ce21">
            <text:p>126,847</text:p>
          </table:table-cell>
          <table:table-cell office:value-type="float" office:value="65847" table:style-name="ce21">
            <text:p>65,847</text:p>
          </table:table-cell>
          <table:table-cell office:value-type="float" office:value="61000" table:style-name="ce21">
            <text:p>61,000</text:p>
          </table:table-cell>
          <table:table-cell office:value-type="float" office:value="4.5032434059738886" table:style-name="ce22">
            <text:p>4.50</text:p>
          </table:table-cell>
          <table:table-cell office:value-type="float" office:value="184155" table:style-name="ce21">
            <text:p>184,155</text:p>
          </table:table-cell>
          <table:table-cell office:value-type="float" office:value="95548" table:style-name="ce21">
            <text:p>95,548</text:p>
          </table:table-cell>
          <table:table-cell office:value-type="float" office:value="88607" table:style-name="ce21">
            <text:p>88,607</text:p>
          </table:table-cell>
          <table:table-cell office:value-type="float" office:value="6.5377564264596035" table:style-name="ce23">
            <text:p>6.54</text:p>
          </table:table-cell>
          <table:table-cell office:value-type="float" office:value="316650" table:style-name="ce21">
            <text:p>316,650</text:p>
          </table:table-cell>
          <table:table-cell office:value-type="float" office:value="164457" table:style-name="ce21">
            <text:p>164,457</text:p>
          </table:table-cell>
          <table:table-cell office:value-type="float" office:value="152193" table:style-name="ce21">
            <text:p>152,193</text:p>
          </table:table-cell>
          <table:table-cell office:value-type="float" office:value="11.241511620311332" table:style-name="ce22">
            <text:p>11.24</text:p>
          </table:table-cell>
          <table:table-cell office:value-type="float" office:value="343707" table:style-name="ce21">
            <text:p>343,707</text:p>
          </table:table-cell>
          <table:table-cell office:value-type="float" office:value="178380" table:style-name="ce21">
            <text:p>178,380</text:p>
          </table:table-cell>
          <table:table-cell office:value-type="float" office:value="165327" table:style-name="ce21">
            <text:p>165,327</text:p>
          </table:table-cell>
          <table:table-cell office:value-type="float" office:value="12.202072428493123" table:style-name="ce22">
            <text:p>12.20</text:p>
          </table:table-cell>
          <table:table-cell office:value-type="float" office:value="166386" table:style-name="ce21">
            <text:p>166,386</text:p>
          </table:table-cell>
          <table:table-cell office:value-type="float" office:value="86363" table:style-name="ce21">
            <text:p>86,363</text:p>
          </table:table-cell>
          <table:table-cell office:value-type="float" office:value="80023" table:style-name="ce21">
            <text:p>80,023</text:p>
          </table:table-cell>
          <table:table-cell office:value-type="float" office:value="5.9069324252553974" table:style-name="ce22">
            <text:p>5.91</text:p>
          </table:table-cell>
          <table:table-cell office:value-type="float" office:value="2265619" table:style-name="ce21">
            <text:p>2,265,619</text:p>
          </table:table-cell>
          <table:table-cell office:value-type="float" office:value="1098111" table:style-name="ce21">
            <text:p>1,098,111</text:p>
          </table:table-cell>
          <table:table-cell office:value-type="float" office:value="1167508" table:style-name="ce21">
            <text:p>1,167,508</text:p>
          </table:table-cell>
          <table:table-cell office:value-type="float" office:value="80.432598502125813" table:style-name="ce22">
            <text:p>80.43</text:p>
          </table:table-cell>
          <table:table-cell office:value-type="float" office:value="374418" table:style-name="ce21">
            <text:p>374,418</text:p>
          </table:table-cell>
          <table:table-cell office:value-type="float" office:value="170734" table:style-name="ce21">
            <text:p>170,734</text:p>
          </table:table-cell>
          <table:table-cell office:value-type="float" office:value="203684" table:style-name="ce21">
            <text:p>203,684</text:p>
          </table:table-cell>
          <table:table-cell office:value-type="float" office:value="13.292355275078885" table:style-name="ce22">
            <text:p>13.2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77294" table:style-name="ce21">
            <text:p>1,877,294</text:p>
          </table:table-cell>
          <table:table-cell office:value-type="float" office:value="935206" table:style-name="ce21">
            <text:p>935,206</text:p>
          </table:table-cell>
          <table:table-cell office:value-type="float" office:value="942088" table:style-name="ce21">
            <text:p>942,088</text:p>
          </table:table-cell>
          <table:table-cell office:value-type="float" office:value="69190" table:style-name="ce21">
            <text:p>69,190</text:p>
          </table:table-cell>
          <table:table-cell office:value-type="float" office:value="35877" table:style-name="ce21">
            <text:p>35,877</text:p>
          </table:table-cell>
          <table:table-cell office:value-type="float" office:value="33313" table:style-name="ce21">
            <text:p>33,313</text:p>
          </table:table-cell>
          <table:table-cell office:value-type="float" office:value="3.685624095107106" table:style-name="ce22">
            <text:p>3.69</text:p>
          </table:table-cell>
          <table:table-cell office:value-type="float" office:value="101469" table:style-name="ce21">
            <text:p>101,469</text:p>
          </table:table-cell>
          <table:table-cell office:value-type="float" office:value="52555" table:style-name="ce21">
            <text:p>52,555</text:p>
          </table:table-cell>
          <table:table-cell office:value-type="float" office:value="48914" table:style-name="ce21">
            <text:p>48,914</text:p>
          </table:table-cell>
          <table:table-cell office:value-type="float" office:value="5.4050670805957939" table:style-name="ce23">
            <text:p>5.41</text:p>
          </table:table-cell>
          <table:table-cell office:value-type="float" office:value="178291" table:style-name="ce21">
            <text:p>178,291</text:p>
          </table:table-cell>
          <table:table-cell office:value-type="float" office:value="92313" table:style-name="ce21">
            <text:p>92,313</text:p>
          </table:table-cell>
          <table:table-cell office:value-type="float" office:value="85978" table:style-name="ce21">
            <text:p>85,978</text:p>
          </table:table-cell>
          <table:table-cell office:value-type="float" office:value="9.4972337843726127" table:style-name="ce22">
            <text:p>9.50</text:p>
          </table:table-cell>
          <table:table-cell office:value-type="float" office:value="194114" table:style-name="ce21">
            <text:p>194,114</text:p>
          </table:table-cell>
          <table:table-cell office:value-type="float" office:value="100646" table:style-name="ce21">
            <text:p>100,646</text:p>
          </table:table-cell>
          <table:table-cell office:value-type="float" office:value="93468" table:style-name="ce21">
            <text:p>93,468</text:p>
          </table:table-cell>
          <table:table-cell office:value-type="float" office:value="10.340095903997987" table:style-name="ce22">
            <text:p>10.34</text:p>
          </table:table-cell>
          <table:table-cell office:value-type="float" office:value="97377" table:style-name="ce21">
            <text:p>97,377</text:p>
          </table:table-cell>
          <table:table-cell office:value-type="float" office:value="50850" table:style-name="ce21">
            <text:p>50,850</text:p>
          </table:table-cell>
          <table:table-cell office:value-type="float" office:value="46527" table:style-name="ce21">
            <text:p>46,527</text:p>
          </table:table-cell>
          <table:table-cell office:value-type="float" office:value="5.1870937636832597" table:style-name="ce22">
            <text:p>5.19</text:p>
          </table:table-cell>
          <table:table-cell office:value-type="float" office:value="1561415" table:style-name="ce21">
            <text:p>1,561,415</text:p>
          </table:table-cell>
          <table:table-cell office:value-type="float" office:value="771121" table:style-name="ce21">
            <text:p>771,121</text:p>
          </table:table-cell>
          <table:table-cell office:value-type="float" office:value="790294" table:style-name="ce21">
            <text:p>790,294</text:p>
          </table:table-cell>
          <table:table-cell office:value-type="float" office:value="83.173706409331729" table:style-name="ce22">
            <text:p>83.17</text:p>
          </table:table-cell>
          <table:table-cell office:value-type="float" office:value="303218" table:style-name="ce21">
            <text:p>303,218</text:p>
          </table:table-cell>
          <table:table-cell office:value-type="float" office:value="139236" table:style-name="ce21">
            <text:p>139,236</text:p>
          </table:table-cell>
          <table:table-cell office:value-type="float" office:value="163982" table:style-name="ce21">
            <text:p>163,982</text:p>
          </table:table-cell>
          <table:table-cell office:value-type="float" office:value="16.151865397748036" table:style-name="ce22">
            <text:p>16.15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70654" table:style-name="ce21">
            <text:p>2,770,654</text:p>
          </table:table-cell>
          <table:table-cell office:value-type="float" office:value="1367387" table:style-name="ce21">
            <text:p>1,367,387</text:p>
          </table:table-cell>
          <table:table-cell office:value-type="float" office:value="1403267" table:style-name="ce21">
            <text:p>1,403,267</text:p>
          </table:table-cell>
          <table:table-cell office:value-type="float" office:value="103073" table:style-name="ce21">
            <text:p>103,073</text:p>
          </table:table-cell>
          <table:table-cell office:value-type="float" office:value="53459" table:style-name="ce21">
            <text:p>53,459</text:p>
          </table:table-cell>
          <table:table-cell office:value-type="float" office:value="49614" table:style-name="ce21">
            <text:p>49,614</text:p>
          </table:table-cell>
          <table:table-cell office:value-type="float" office:value="3.7201685955734636" table:style-name="ce22">
            <text:p>3.72</text:p>
          </table:table-cell>
          <table:table-cell office:value-type="float" office:value="148205" table:style-name="ce21">
            <text:p>148,205</text:p>
          </table:table-cell>
          <table:table-cell office:value-type="float" office:value="76899" table:style-name="ce21">
            <text:p>76,899</text:p>
          </table:table-cell>
          <table:table-cell office:value-type="float" office:value="71306" table:style-name="ce21">
            <text:p>71,306</text:p>
          </table:table-cell>
          <table:table-cell office:value-type="float" office:value="5.3490980829796868" table:style-name="ce23">
            <text:p>5.35</text:p>
          </table:table-cell>
          <table:table-cell office:value-type="float" office:value="257085" table:style-name="ce21">
            <text:p>257,085</text:p>
          </table:table-cell>
          <table:table-cell office:value-type="float" office:value="133153" table:style-name="ce21">
            <text:p>133,153</text:p>
          </table:table-cell>
          <table:table-cell office:value-type="float" office:value="123932" table:style-name="ce21">
            <text:p>123,932</text:p>
          </table:table-cell>
          <table:table-cell office:value-type="float" office:value="9.2788561834137369" table:style-name="ce22">
            <text:p>9.28</text:p>
          </table:table-cell>
          <table:table-cell office:value-type="float" office:value="279517" table:style-name="ce21">
            <text:p>279,517</text:p>
          </table:table-cell>
          <table:table-cell office:value-type="float" office:value="144964" table:style-name="ce21">
            <text:p>144,964</text:p>
          </table:table-cell>
          <table:table-cell office:value-type="float" office:value="134553" table:style-name="ce21">
            <text:p>134,553</text:p>
          </table:table-cell>
          <table:table-cell office:value-type="float" office:value="10.088484523870537" table:style-name="ce22">
            <text:p>10.09</text:p>
          </table:table-cell>
          <table:table-cell office:value-type="float" office:value="144034" table:style-name="ce21">
            <text:p>144,034</text:p>
          </table:table-cell>
          <table:table-cell office:value-type="float" office:value="75188" table:style-name="ce21">
            <text:p>75,188</text:p>
          </table:table-cell>
          <table:table-cell office:value-type="float" office:value="68846" table:style-name="ce21">
            <text:p>68,846</text:p>
          </table:table-cell>
          <table:table-cell office:value-type="float" office:value="5.1985560087979232" table:style-name="ce22">
            <text:p>5.20</text:p>
          </table:table-cell>
          <table:table-cell office:value-type="float" office:value="2309393" table:style-name="ce21">
            <text:p>2,309,393</text:p>
          </table:table-cell>
          <table:table-cell office:value-type="float" office:value="1127805" table:style-name="ce21">
            <text:p>1,127,805</text:p>
          </table:table-cell>
          <table:table-cell office:value-type="float" office:value="1181588" table:style-name="ce21">
            <text:p>1,181,588</text:p>
          </table:table-cell>
          <table:table-cell office:value-type="float" office:value="83.351908971672401" table:style-name="ce22">
            <text:p>83.35</text:p>
          </table:table-cell>
          <table:table-cell office:value-type="float" office:value="450999" table:style-name="ce21">
            <text:p>450,999</text:p>
          </table:table-cell>
          <table:table-cell office:value-type="float" office:value="204821" table:style-name="ce21">
            <text:p>204,821</text:p>
          </table:table-cell>
          <table:table-cell office:value-type="float" office:value="246178" table:style-name="ce21">
            <text:p>246,178</text:p>
          </table:table-cell>
          <table:table-cell office:value-type="float" office:value="16.277709161808009" table:style-name="ce22">
            <text:p>16.2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53653" table:style-name="ce21">
            <text:p>7,053,653</text:p>
          </table:table-cell>
          <table:table-cell office:value-type="float" office:value="3587250" table:style-name="ce21">
            <text:p>3,587,250</text:p>
          </table:table-cell>
          <table:table-cell office:value-type="float" office:value="3466403" table:style-name="ce21">
            <text:p>3,466,403</text:p>
          </table:table-cell>
          <table:table-cell office:value-type="float" office:value="261719" table:style-name="ce21">
            <text:p>261,719</text:p>
          </table:table-cell>
          <table:table-cell office:value-type="float" office:value="135775" table:style-name="ce21">
            <text:p>135,775</text:p>
          </table:table-cell>
          <table:table-cell office:value-type="float" office:value="125944" table:style-name="ce21">
            <text:p>125,944</text:p>
          </table:table-cell>
          <table:table-cell office:value-type="float" office:value="3.7104036731038512" table:style-name="ce22">
            <text:p>3.71</text:p>
          </table:table-cell>
          <table:table-cell office:value-type="float" office:value="378325" table:style-name="ce21">
            <text:p>378,325</text:p>
          </table:table-cell>
          <table:table-cell office:value-type="float" office:value="196171" table:style-name="ce21">
            <text:p>196,171</text:p>
          </table:table-cell>
          <table:table-cell office:value-type="float" office:value="182154" table:style-name="ce21">
            <text:p>182,154</text:p>
          </table:table-cell>
          <table:table-cell office:value-type="float" office:value="5.3635329098270077" table:style-name="ce23">
            <text:p>5.36</text:p>
          </table:table-cell>
          <table:table-cell office:value-type="float" office:value="669520" table:style-name="ce21">
            <text:p>669,520</text:p>
          </table:table-cell>
          <table:table-cell office:value-type="float" office:value="347887" table:style-name="ce21">
            <text:p>347,887</text:p>
          </table:table-cell>
          <table:table-cell office:value-type="float" office:value="321633" table:style-name="ce21">
            <text:p>321,633</text:p>
          </table:table-cell>
          <table:table-cell office:value-type="float" office:value="9.4918193452385591" table:style-name="ce22">
            <text:p>9.49</text:p>
          </table:table-cell>
          <table:table-cell office:value-type="float" office:value="730234" table:style-name="ce21">
            <text:p>730,234</text:p>
          </table:table-cell>
          <table:table-cell office:value-type="float" office:value="379824" table:style-name="ce21">
            <text:p>379,824</text:p>
          </table:table-cell>
          <table:table-cell office:value-type="float" office:value="350410" table:style-name="ce21">
            <text:p>350,410</text:p>
          </table:table-cell>
          <table:table-cell office:value-type="float" office:value="10.352564834136297" table:style-name="ce22">
            <text:p>10.35</text:p>
          </table:table-cell>
          <table:table-cell office:value-type="float" office:value="396210" table:style-name="ce21">
            <text:p>396,210</text:p>
          </table:table-cell>
          <table:table-cell office:value-type="float" office:value="208033" table:style-name="ce21">
            <text:p>208,033</text:p>
          </table:table-cell>
          <table:table-cell office:value-type="float" office:value="188177" table:style-name="ce21">
            <text:p>188,177</text:p>
          </table:table-cell>
          <table:table-cell office:value-type="float" office:value="5.6170894712285957" table:style-name="ce22">
            <text:p>5.62</text:p>
          </table:table-cell>
          <table:table-cell office:value-type="float" office:value="5819161" table:style-name="ce21">
            <text:p>5,819,161</text:p>
          </table:table-cell>
          <table:table-cell office:value-type="float" office:value="2943143" table:style-name="ce21">
            <text:p>2,943,143</text:p>
          </table:table-cell>
          <table:table-cell office:value-type="float" office:value="2876018" table:style-name="ce21">
            <text:p>2,876,018</text:p>
          </table:table-cell>
          <table:table-cell office:value-type="float" office:value="82.498543662411521" table:style-name="ce22">
            <text:p>82.50</text:p>
          </table:table-cell>
          <table:table-cell office:value-type="float" office:value="1184660" table:style-name="ce21">
            <text:p>1,184,660</text:p>
          </table:table-cell>
          <table:table-cell office:value-type="float" office:value="547458" table:style-name="ce21">
            <text:p>547,458</text:p>
          </table:table-cell>
          <table:table-cell office:value-type="float" office:value="637202" table:style-name="ce21">
            <text:p>637,202</text:p>
          </table:table-cell>
          <table:table-cell office:value-type="float" office:value="16.794985520268717" table:style-name="ce22">
            <text:p>16.79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3760" table:style-name="ce25">
            <text:p>453,760</text:p>
          </table:table-cell>
          <table:table-cell office:value-type="float" office:value="228783" table:style-name="ce25">
            <text:p>228,783</text:p>
          </table:table-cell>
          <table:table-cell office:value-type="float" office:value="224977" table:style-name="ce25">
            <text:p>224,977</text:p>
          </table:table-cell>
          <table:table-cell office:value-type="float" office:value="16423" table:style-name="ce25">
            <text:p>16,423</text:p>
          </table:table-cell>
          <table:table-cell office:value-type="float" office:value="8424" table:style-name="ce25">
            <text:p>8,424</text:p>
          </table:table-cell>
          <table:table-cell office:value-type="float" office:value="7999" table:style-name="ce25">
            <text:p>7,999</text:p>
          </table:table-cell>
          <table:table-cell office:value-type="float" office:value="3.619314174894217" table:style-name="ce26">
            <text:p>3.62</text:p>
          </table:table-cell>
          <table:table-cell office:value-type="float" office:value="23636" table:style-name="ce25">
            <text:p>23,636</text:p>
          </table:table-cell>
          <table:table-cell office:value-type="float" office:value="12163" table:style-name="ce25">
            <text:p>12,163</text:p>
          </table:table-cell>
          <table:table-cell office:value-type="float" office:value="11473" table:style-name="ce25">
            <text:p>11,473</text:p>
          </table:table-cell>
          <table:table-cell office:value-type="float" office:value="5.2089210155148091" table:style-name="ce27">
            <text:p>5.21</text:p>
          </table:table-cell>
          <table:table-cell office:value-type="float" office:value="41953" table:style-name="ce25">
            <text:p>41,953</text:p>
          </table:table-cell>
          <table:table-cell office:value-type="float" office:value="21705" table:style-name="ce25">
            <text:p>21,705</text:p>
          </table:table-cell>
          <table:table-cell office:value-type="float" office:value="20248" table:style-name="ce25">
            <text:p>20,248</text:p>
          </table:table-cell>
          <table:table-cell office:value-type="float" office:value="9.2456364598025385" table:style-name="ce26">
            <text:p>9.25</text:p>
          </table:table-cell>
          <table:table-cell office:value-type="float" office:value="45663" table:style-name="ce25">
            <text:p>45,663</text:p>
          </table:table-cell>
          <table:table-cell office:value-type="float" office:value="23625" table:style-name="ce25">
            <text:p>23,625</text:p>
          </table:table-cell>
          <table:table-cell office:value-type="float" office:value="22038" table:style-name="ce25">
            <text:p>22,038</text:p>
          </table:table-cell>
          <table:table-cell office:value-type="float" office:value="10.063249294781382" table:style-name="ce26">
            <text:p>10.06</text:p>
          </table:table-cell>
          <table:table-cell office:value-type="float" office:value="24455" table:style-name="ce25">
            <text:p>24,455</text:p>
          </table:table-cell>
          <table:table-cell office:value-type="float" office:value="12741" table:style-name="ce25">
            <text:p>12,741</text:p>
          </table:table-cell>
          <table:table-cell office:value-type="float" office:value="11714" table:style-name="ce25">
            <text:p>11,714</text:p>
          </table:table-cell>
          <table:table-cell office:value-type="float" office:value="5.3894129055007056" table:style-name="ce26">
            <text:p>5.39</text:p>
          </table:table-cell>
          <table:table-cell office:value-type="float" office:value="376921" table:style-name="ce25">
            <text:p>376,921</text:p>
          </table:table-cell>
          <table:table-cell office:value-type="float" office:value="188944" table:style-name="ce25">
            <text:p>188,944</text:p>
          </table:table-cell>
          <table:table-cell office:value-type="float" office:value="187977" table:style-name="ce25">
            <text:p>187,977</text:p>
          </table:table-cell>
          <table:table-cell office:value-type="float" office:value="83.066158321579692" table:style-name="ce26">
            <text:p>83.07</text:p>
          </table:table-cell>
          <table:table-cell office:value-type="float" office:value="76943" table:style-name="ce25">
            <text:p>76,943</text:p>
          </table:table-cell>
          <table:table-cell office:value-type="float" office:value="35581" table:style-name="ce25">
            <text:p>35,581</text:p>
          </table:table-cell>
          <table:table-cell office:value-type="float" office:value="41362" table:style-name="ce25">
            <text:p>41,362</text:p>
          </table:table-cell>
          <table:table-cell office:value-type="float" office:value="16.956761283497883" table:style-name="ce26">
            <text:p>16.9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7807" table:style-name="ce25">
            <text:p>567,807</text:p>
          </table:table-cell>
          <table:table-cell office:value-type="float" office:value="289726" table:style-name="ce25">
            <text:p>289,726</text:p>
          </table:table-cell>
          <table:table-cell office:value-type="float" office:value="278081" table:style-name="ce25">
            <text:p>278,081</text:p>
          </table:table-cell>
          <table:table-cell office:value-type="float" office:value="28067" table:style-name="ce25">
            <text:p>28,067</text:p>
          </table:table-cell>
          <table:table-cell office:value-type="float" office:value="14665" table:style-name="ce25">
            <text:p>14,665</text:p>
          </table:table-cell>
          <table:table-cell office:value-type="float" office:value="13402" table:style-name="ce25">
            <text:p>13,402</text:p>
          </table:table-cell>
          <table:table-cell office:value-type="float" office:value="4.9430528330929349" table:style-name="ce26">
            <text:p>4.94</text:p>
          </table:table-cell>
          <table:table-cell office:value-type="float" office:value="41582" table:style-name="ce25">
            <text:p>41,582</text:p>
          </table:table-cell>
          <table:table-cell office:value-type="float" office:value="21588" table:style-name="ce25">
            <text:p>21,588</text:p>
          </table:table-cell>
          <table:table-cell office:value-type="float" office:value="19994" table:style-name="ce25">
            <text:p>19,994</text:p>
          </table:table-cell>
          <table:table-cell office:value-type="float" office:value="7.3232630101425302" table:style-name="ce27">
            <text:p>7.32</text:p>
          </table:table-cell>
          <table:table-cell office:value-type="float" office:value="73513" table:style-name="ce25">
            <text:p>73,513</text:p>
          </table:table-cell>
          <table:table-cell office:value-type="float" office:value="38119" table:style-name="ce25">
            <text:p>38,119</text:p>
          </table:table-cell>
          <table:table-cell office:value-type="float" office:value="35394" table:style-name="ce25">
            <text:p>35,394</text:p>
          </table:table-cell>
          <table:table-cell office:value-type="float" office:value="12.946828763999035" table:style-name="ce26">
            <text:p>12.95</text:p>
          </table:table-cell>
          <table:table-cell office:value-type="float" office:value="79725" table:style-name="ce25">
            <text:p>79,725</text:p>
          </table:table-cell>
          <table:table-cell office:value-type="float" office:value="41381" table:style-name="ce25">
            <text:p>41,381</text:p>
          </table:table-cell>
          <table:table-cell office:value-type="float" office:value="38344" table:style-name="ce25">
            <text:p>38,344</text:p>
          </table:table-cell>
          <table:table-cell office:value-type="float" office:value="14.040862476158273" table:style-name="ce26">
            <text:p>14.04</text:p>
          </table:table-cell>
          <table:table-cell office:value-type="float" office:value="36942" table:style-name="ce25">
            <text:p>36,942</text:p>
          </table:table-cell>
          <table:table-cell office:value-type="float" office:value="19336" table:style-name="ce25">
            <text:p>19,336</text:p>
          </table:table-cell>
          <table:table-cell office:value-type="float" office:value="17606" table:style-name="ce25">
            <text:p>17,606</text:p>
          </table:table-cell>
          <table:table-cell office:value-type="float" office:value="6.5060839334492178" table:style-name="ce26">
            <text:p>6.51</text:p>
          </table:table-cell>
          <table:table-cell office:value-type="float" office:value="443109" table:style-name="ce25">
            <text:p>443,109</text:p>
          </table:table-cell>
          <table:table-cell office:value-type="float" office:value="224712" table:style-name="ce25">
            <text:p>224,712</text:p>
          </table:table-cell>
          <table:table-cell office:value-type="float" office:value="218397" table:style-name="ce25">
            <text:p>218,397</text:p>
          </table:table-cell>
          <table:table-cell office:value-type="float" office:value="78.038664546227849" table:style-name="ce26">
            <text:p>78.04</text:p>
          </table:table-cell>
          <table:table-cell office:value-type="float" office:value="72635" table:style-name="ce25">
            <text:p>72,635</text:p>
          </table:table-cell>
          <table:table-cell office:value-type="float" office:value="34627" table:style-name="ce25">
            <text:p>34,627</text:p>
          </table:table-cell>
          <table:table-cell office:value-type="float" office:value="38008" table:style-name="ce25">
            <text:p>38,008</text:p>
          </table:table-cell>
          <table:table-cell office:value-type="float" office:value="12.792198757676465" table:style-name="ce26">
            <text:p>12.7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3803" table:style-name="ce25">
            <text:p>543,803</text:p>
          </table:table-cell>
          <table:table-cell office:value-type="float" office:value="280342" table:style-name="ce25">
            <text:p>280,342</text:p>
          </table:table-cell>
          <table:table-cell office:value-type="float" office:value="263461" table:style-name="ce25">
            <text:p>263,461</text:p>
          </table:table-cell>
          <table:table-cell office:value-type="float" office:value="18328" table:style-name="ce25">
            <text:p>18,328</text:p>
          </table:table-cell>
          <table:table-cell office:value-type="float" office:value="9494" table:style-name="ce25">
            <text:p>9,494</text:p>
          </table:table-cell>
          <table:table-cell office:value-type="float" office:value="8834" table:style-name="ce25">
            <text:p>8,834</text:p>
          </table:table-cell>
          <table:table-cell office:value-type="float" office:value="3.3703381555452987" table:style-name="ce26">
            <text:p>3.37</text:p>
          </table:table-cell>
          <table:table-cell office:value-type="float" office:value="28015" table:style-name="ce25">
            <text:p>28,015</text:p>
          </table:table-cell>
          <table:table-cell office:value-type="float" office:value="14426" table:style-name="ce25">
            <text:p>14,426</text:p>
          </table:table-cell>
          <table:table-cell office:value-type="float" office:value="13589" table:style-name="ce25">
            <text:p>13,589</text:p>
          </table:table-cell>
          <table:table-cell office:value-type="float" office:value="5.1516817671105164" table:style-name="ce27">
            <text:p>5.15</text:p>
          </table:table-cell>
          <table:table-cell office:value-type="float" office:value="51546" table:style-name="ce25">
            <text:p>51,546</text:p>
          </table:table-cell>
          <table:table-cell office:value-type="float" office:value="26575" table:style-name="ce25">
            <text:p>26,575</text:p>
          </table:table-cell>
          <table:table-cell office:value-type="float" office:value="24971" table:style-name="ce25">
            <text:p>24,971</text:p>
          </table:table-cell>
          <table:table-cell office:value-type="float" office:value="9.4788002272881915" table:style-name="ce26">
            <text:p>9.48</text:p>
          </table:table-cell>
          <table:table-cell office:value-type="float" office:value="56317" table:style-name="ce25">
            <text:p>56,317</text:p>
          </table:table-cell>
          <table:table-cell office:value-type="float" office:value="29080" table:style-name="ce25">
            <text:p>29,080</text:p>
          </table:table-cell>
          <table:table-cell office:value-type="float" office:value="27237" table:style-name="ce25">
            <text:p>27,237</text:p>
          </table:table-cell>
          <table:table-cell office:value-type="float" office:value="10.356139999227661" table:style-name="ce26">
            <text:p>10.36</text:p>
          </table:table-cell>
          <table:table-cell office:value-type="float" office:value="31118" table:style-name="ce25">
            <text:p>31,118</text:p>
          </table:table-cell>
          <table:table-cell office:value-type="float" office:value="16557" table:style-name="ce25">
            <text:p>16,557</text:p>
          </table:table-cell>
          <table:table-cell office:value-type="float" office:value="14561" table:style-name="ce25">
            <text:p>14,561</text:p>
          </table:table-cell>
          <table:table-cell office:value-type="float" office:value="5.7222928155968242" table:style-name="ce26">
            <text:p>5.72</text:p>
          </table:table-cell>
          <table:table-cell office:value-type="float" office:value="448148" table:style-name="ce25">
            <text:p>448,148</text:p>
          </table:table-cell>
          <table:table-cell office:value-type="float" office:value="230372" table:style-name="ce25">
            <text:p>230,372</text:p>
          </table:table-cell>
          <table:table-cell office:value-type="float" office:value="217776" table:style-name="ce25">
            <text:p>217,776</text:p>
          </table:table-cell>
          <table:table-cell office:value-type="float" office:value="82.40999038254661" table:style-name="ce26">
            <text:p>82.41</text:p>
          </table:table-cell>
          <table:table-cell office:value-type="float" office:value="91966" table:style-name="ce25">
            <text:p>91,966</text:p>
          </table:table-cell>
          <table:table-cell office:value-type="float" office:value="43640" table:style-name="ce25">
            <text:p>43,640</text:p>
          </table:table-cell>
          <table:table-cell office:value-type="float" office:value="48326" table:style-name="ce25">
            <text:p>48,326</text:p>
          </table:table-cell>
          <table:table-cell office:value-type="float" office:value="16.911638957490123" table:style-name="ce26">
            <text:p>16.91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69395" table:style-name="ce25">
            <text:p>1,269,395</text:p>
          </table:table-cell>
          <table:table-cell office:value-type="float" office:value="645423" table:style-name="ce25">
            <text:p>645,423</text:p>
          </table:table-cell>
          <table:table-cell office:value-type="float" office:value="623972" table:style-name="ce25">
            <text:p>623,972</text:p>
          </table:table-cell>
          <table:table-cell office:value-type="float" office:value="53795" table:style-name="ce25">
            <text:p>53,795</text:p>
          </table:table-cell>
          <table:table-cell office:value-type="float" office:value="27961" table:style-name="ce25">
            <text:p>27,961</text:p>
          </table:table-cell>
          <table:table-cell office:value-type="float" office:value="25834" table:style-name="ce25">
            <text:p>25,834</text:p>
          </table:table-cell>
          <table:table-cell office:value-type="float" office:value="4.2378455878587831" table:style-name="ce26">
            <text:p>4.24</text:p>
          </table:table-cell>
          <table:table-cell office:value-type="float" office:value="74860" table:style-name="ce25">
            <text:p>74,860</text:p>
          </table:table-cell>
          <table:table-cell office:value-type="float" office:value="39006" table:style-name="ce25">
            <text:p>39,006</text:p>
          </table:table-cell>
          <table:table-cell office:value-type="float" office:value="35854" table:style-name="ce25">
            <text:p>35,854</text:p>
          </table:table-cell>
          <table:table-cell office:value-type="float" office:value="5.897297531501227" table:style-name="ce27">
            <text:p>5.90</text:p>
          </table:table-cell>
          <table:table-cell office:value-type="float" office:value="127572" table:style-name="ce25">
            <text:p>127,572</text:p>
          </table:table-cell>
          <table:table-cell office:value-type="float" office:value="66416" table:style-name="ce25">
            <text:p>66,416</text:p>
          </table:table-cell>
          <table:table-cell office:value-type="float" office:value="61156" table:style-name="ce25">
            <text:p>61,156</text:p>
          </table:table-cell>
          <table:table-cell office:value-type="float" office:value="10.049826886036261" table:style-name="ce26">
            <text:p>10.05</text:p>
          </table:table-cell>
          <table:table-cell office:value-type="float" office:value="138347" table:style-name="ce25">
            <text:p>138,347</text:p>
          </table:table-cell>
          <table:table-cell office:value-type="float" office:value="72137" table:style-name="ce25">
            <text:p>72,137</text:p>
          </table:table-cell>
          <table:table-cell office:value-type="float" office:value="66210" table:style-name="ce25">
            <text:p>66,210</text:p>
          </table:table-cell>
          <table:table-cell office:value-type="float" office:value="10.898656446574943" table:style-name="ce26">
            <text:p>10.90</text:p>
          </table:table-cell>
          <table:table-cell office:value-type="float" office:value="72949" table:style-name="ce25">
            <text:p>72,949</text:p>
          </table:table-cell>
          <table:table-cell office:value-type="float" office:value="38573" table:style-name="ce25">
            <text:p>38,573</text:p>
          </table:table-cell>
          <table:table-cell office:value-type="float" office:value="34376" table:style-name="ce25">
            <text:p>34,376</text:p>
          </table:table-cell>
          <table:table-cell office:value-type="float" office:value="5.7467533746391002" table:style-name="ce26">
            <text:p>5.75</text:p>
          </table:table-cell>
          <table:table-cell office:value-type="float" office:value="1037657" table:style-name="ce25">
            <text:p>1,037,657</text:p>
          </table:table-cell>
          <table:table-cell office:value-type="float" office:value="524120" table:style-name="ce25">
            <text:p>524,120</text:p>
          </table:table-cell>
          <table:table-cell office:value-type="float" office:value="513537" table:style-name="ce25">
            <text:p>513,537</text:p>
          </table:table-cell>
          <table:table-cell office:value-type="float" office:value="81.744216733168159" table:style-name="ce26">
            <text:p>81.74</text:p>
          </table:table-cell>
          <table:table-cell office:value-type="float" office:value="207437" table:style-name="ce25">
            <text:p>207,437</text:p>
          </table:table-cell>
          <table:table-cell office:value-type="float" office:value="95619" table:style-name="ce25">
            <text:p>95,619</text:p>
          </table:table-cell>
          <table:table-cell office:value-type="float" office:value="111818" table:style-name="ce25">
            <text:p>111,818</text:p>
          </table:table-cell>
          <table:table-cell office:value-type="float" office:value="16.341406733128775" table:style-name="ce26">
            <text:p>16.3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2410" table:style-name="ce25">
            <text:p>492,410</text:p>
          </table:table-cell>
          <table:table-cell office:value-type="float" office:value="251702" table:style-name="ce25">
            <text:p>251,702</text:p>
          </table:table-cell>
          <table:table-cell office:value-type="float" office:value="240708" table:style-name="ce25">
            <text:p>240,708</text:p>
          </table:table-cell>
          <table:table-cell office:value-type="float" office:value="15700" table:style-name="ce25">
            <text:p>15,700</text:p>
          </table:table-cell>
          <table:table-cell office:value-type="float" office:value="8178" table:style-name="ce25">
            <text:p>8,178</text:p>
          </table:table-cell>
          <table:table-cell office:value-type="float" office:value="7522" table:style-name="ce25">
            <text:p>7,522</text:p>
          </table:table-cell>
          <table:table-cell office:value-type="float" office:value="3.1883999106435699" table:style-name="ce26">
            <text:p>3.19</text:p>
          </table:table-cell>
          <table:table-cell office:value-type="float" office:value="22519" table:style-name="ce25">
            <text:p>22,519</text:p>
          </table:table-cell>
          <table:table-cell office:value-type="float" office:value="11703" table:style-name="ce25">
            <text:p>11,703</text:p>
          </table:table-cell>
          <table:table-cell office:value-type="float" office:value="10816" table:style-name="ce25">
            <text:p>10,816</text:p>
          </table:table-cell>
          <table:table-cell office:value-type="float" office:value="4.5732215024065308" table:style-name="ce27">
            <text:p>4.57</text:p>
          </table:table-cell>
          <table:table-cell office:value-type="float" office:value="40629" table:style-name="ce25">
            <text:p>40,629</text:p>
          </table:table-cell>
          <table:table-cell office:value-type="float" office:value="21120" table:style-name="ce25">
            <text:p>21,120</text:p>
          </table:table-cell>
          <table:table-cell office:value-type="float" office:value="19509" table:style-name="ce25">
            <text:p>19,509</text:p>
          </table:table-cell>
          <table:table-cell office:value-type="float" office:value="8.2510509534737313" table:style-name="ce26">
            <text:p>8.25</text:p>
          </table:table-cell>
          <table:table-cell office:value-type="float" office:value="44481" table:style-name="ce25">
            <text:p>44,481</text:p>
          </table:table-cell>
          <table:table-cell office:value-type="float" office:value="23117" table:style-name="ce25">
            <text:p>23,117</text:p>
          </table:table-cell>
          <table:table-cell office:value-type="float" office:value="21364" table:style-name="ce25">
            <text:p>21,364</text:p>
          </table:table-cell>
          <table:table-cell office:value-type="float" office:value="9.0333258869641142" table:style-name="ce26">
            <text:p>9.03</text:p>
          </table:table-cell>
          <table:table-cell office:value-type="float" office:value="26465" table:style-name="ce25">
            <text:p>26,465</text:p>
          </table:table-cell>
          <table:table-cell office:value-type="float" office:value="13752" table:style-name="ce25">
            <text:p>13,752</text:p>
          </table:table-cell>
          <table:table-cell office:value-type="float" office:value="12713" table:style-name="ce25">
            <text:p>12,713</text:p>
          </table:table-cell>
          <table:table-cell office:value-type="float" office:value="5.3745862188014053" table:style-name="ce26">
            <text:p>5.37</text:p>
          </table:table-cell>
          <table:table-cell office:value-type="float" office:value="413613" table:style-name="ce25">
            <text:p>413,613</text:p>
          </table:table-cell>
          <table:table-cell office:value-type="float" office:value="210784" table:style-name="ce25">
            <text:p>210,784</text:p>
          </table:table-cell>
          <table:table-cell office:value-type="float" office:value="202829" table:style-name="ce25">
            <text:p>202,829</text:p>
          </table:table-cell>
          <table:table-cell office:value-type="float" office:value="83.997684856115839" table:style-name="ce26">
            <text:p>84.00</text:p>
          </table:table-cell>
          <table:table-cell office:value-type="float" office:value="90168" table:style-name="ce25">
            <text:p>90,168</text:p>
          </table:table-cell>
          <table:table-cell office:value-type="float" office:value="42364" table:style-name="ce25">
            <text:p>42,364</text:p>
          </table:table-cell>
          <table:table-cell office:value-type="float" office:value="47804" table:style-name="ce25">
            <text:p>47,804</text:p>
          </table:table-cell>
          <table:table-cell office:value-type="float" office:value="18.311569626936901" table:style-name="ce26">
            <text:p>18.3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78896" table:style-name="ce25">
            <text:p>678,896</text:p>
          </table:table-cell>
          <table:table-cell office:value-type="float" office:value="351312" table:style-name="ce25">
            <text:p>351,312</text:p>
          </table:table-cell>
          <table:table-cell office:value-type="float" office:value="327584" table:style-name="ce25">
            <text:p>327,584</text:p>
          </table:table-cell>
          <table:table-cell office:value-type="float" office:value="22100" table:style-name="ce25">
            <text:p>22,100</text:p>
          </table:table-cell>
          <table:table-cell office:value-type="float" office:value="11424" table:style-name="ce25">
            <text:p>11,424</text:p>
          </table:table-cell>
          <table:table-cell office:value-type="float" office:value="10676" table:style-name="ce25">
            <text:p>10,676</text:p>
          </table:table-cell>
          <table:table-cell office:value-type="float" office:value="3.2552850510240159" table:style-name="ce26">
            <text:p>3.26</text:p>
          </table:table-cell>
          <table:table-cell office:value-type="float" office:value="31892" table:style-name="ce25">
            <text:p>31,892</text:p>
          </table:table-cell>
          <table:table-cell office:value-type="float" office:value="16448" table:style-name="ce25">
            <text:p>16,448</text:p>
          </table:table-cell>
          <table:table-cell office:value-type="float" office:value="15444" table:style-name="ce25">
            <text:p>15,444</text:p>
          </table:table-cell>
          <table:table-cell office:value-type="float" office:value="4.6976267351700409" table:style-name="ce27">
            <text:p>4.70</text:p>
          </table:table-cell>
          <table:table-cell office:value-type="float" office:value="57647" table:style-name="ce25">
            <text:p>57,647</text:p>
          </table:table-cell>
          <table:table-cell office:value-type="float" office:value="29927" table:style-name="ce25">
            <text:p>29,927</text:p>
          </table:table-cell>
          <table:table-cell office:value-type="float" office:value="27720" table:style-name="ce25">
            <text:p>27,720</text:p>
          </table:table-cell>
          <table:table-cell office:value-type="float" office:value="8.4912858523249515" table:style-name="ce26">
            <text:p>8.49</text:p>
          </table:table-cell>
          <table:table-cell office:value-type="float" office:value="63531" table:style-name="ce25">
            <text:p>63,531</text:p>
          </table:table-cell>
          <table:table-cell office:value-type="float" office:value="32981" table:style-name="ce25">
            <text:p>32,981</text:p>
          </table:table-cell>
          <table:table-cell office:value-type="float" office:value="30550" table:style-name="ce25">
            <text:p>30,550</text:p>
          </table:table-cell>
          <table:table-cell office:value-type="float" office:value="9.3579870849143312" table:style-name="ce26">
            <text:p>9.36</text:p>
          </table:table-cell>
          <table:table-cell office:value-type="float" office:value="38630" table:style-name="ce25">
            <text:p>38,630</text:p>
          </table:table-cell>
          <table:table-cell office:value-type="float" office:value="20244" table:style-name="ce25">
            <text:p>20,244</text:p>
          </table:table-cell>
          <table:table-cell office:value-type="float" office:value="18386" table:style-name="ce25">
            <text:p>18,386</text:p>
          </table:table-cell>
          <table:table-cell office:value-type="float" office:value="5.6901204308170916" table:style-name="ce26">
            <text:p>5.69</text:p>
          </table:table-cell>
          <table:table-cell office:value-type="float" office:value="566100" table:style-name="ce25">
            <text:p>566,100</text:p>
          </table:table-cell>
          <table:table-cell office:value-type="float" office:value="292491" table:style-name="ce25">
            <text:p>292,491</text:p>
          </table:table-cell>
          <table:table-cell office:value-type="float" office:value="273609" table:style-name="ce25">
            <text:p>273,609</text:p>
          </table:table-cell>
          <table:table-cell office:value-type="float" office:value="83.385378614692087" table:style-name="ce26">
            <text:p>83.39</text:p>
          </table:table-cell>
          <table:table-cell office:value-type="float" office:value="127691" table:style-name="ce25">
            <text:p>127,691</text:p>
          </table:table-cell>
          <table:table-cell office:value-type="float" office:value="58573" table:style-name="ce25">
            <text:p>58,573</text:p>
          </table:table-cell>
          <table:table-cell office:value-type="float" office:value="69118" table:style-name="ce25">
            <text:p>69,118</text:p>
          </table:table-cell>
          <table:table-cell office:value-type="float" office:value="18.808624590511656" table:style-name="ce26">
            <text:p>18.8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0897" table:style-name="ce25">
            <text:p>500,897</text:p>
          </table:table-cell>
          <table:table-cell office:value-type="float" office:value="259947" table:style-name="ce25">
            <text:p>259,947</text:p>
          </table:table-cell>
          <table:table-cell office:value-type="float" office:value="240950" table:style-name="ce25">
            <text:p>240,950</text:p>
          </table:table-cell>
          <table:table-cell office:value-type="float" office:value="13733" table:style-name="ce25">
            <text:p>13,733</text:p>
          </table:table-cell>
          <table:table-cell office:value-type="float" office:value="7071" table:style-name="ce25">
            <text:p>7,071</text:p>
          </table:table-cell>
          <table:table-cell office:value-type="float" office:value="6662" table:style-name="ce25">
            <text:p>6,662</text:p>
          </table:table-cell>
          <table:table-cell office:value-type="float" office:value="2.7416814235261939" table:style-name="ce26">
            <text:p>2.74</text:p>
          </table:table-cell>
          <table:table-cell office:value-type="float" office:value="19326" table:style-name="ce25">
            <text:p>19,326</text:p>
          </table:table-cell>
          <table:table-cell office:value-type="float" office:value="9968" table:style-name="ce25">
            <text:p>9,968</text:p>
          </table:table-cell>
          <table:table-cell office:value-type="float" office:value="9358" table:style-name="ce25">
            <text:p>9,358</text:p>
          </table:table-cell>
          <table:table-cell office:value-type="float" office:value="3.8582782488216139" table:style-name="ce27">
            <text:p>3.86</text:p>
          </table:table-cell>
          <table:table-cell office:value-type="float" office:value="34646" table:style-name="ce25">
            <text:p>34,646</text:p>
          </table:table-cell>
          <table:table-cell office:value-type="float" office:value="17982" table:style-name="ce25">
            <text:p>17,982</text:p>
          </table:table-cell>
          <table:table-cell office:value-type="float" office:value="16664" table:style-name="ce25">
            <text:p>16,664</text:p>
          </table:table-cell>
          <table:table-cell office:value-type="float" office:value="6.9167912764500485" table:style-name="ce26">
            <text:p>6.92</text:p>
          </table:table-cell>
          <table:table-cell office:value-type="float" office:value="37978" table:style-name="ce25">
            <text:p>37,978</text:p>
          </table:table-cell>
          <table:table-cell office:value-type="float" office:value="19697" table:style-name="ce25">
            <text:p>19,697</text:p>
          </table:table-cell>
          <table:table-cell office:value-type="float" office:value="18281" table:style-name="ce25">
            <text:p>18,281</text:p>
          </table:table-cell>
          <table:table-cell office:value-type="float" office:value="7.581997895774979" table:style-name="ce26">
            <text:p>7.58</text:p>
          </table:table-cell>
          <table:table-cell office:value-type="float" office:value="25159" table:style-name="ce25">
            <text:p>25,159</text:p>
          </table:table-cell>
          <table:table-cell office:value-type="float" office:value="13202" table:style-name="ce25">
            <text:p>13,202</text:p>
          </table:table-cell>
          <table:table-cell office:value-type="float" office:value="11957" table:style-name="ce25">
            <text:p>11,957</text:p>
          </table:table-cell>
          <table:table-cell office:value-type="float" office:value="5.0227891163253124" table:style-name="ce26">
            <text:p>5.02</text:p>
          </table:table-cell>
          <table:table-cell office:value-type="float" office:value="429018" table:style-name="ce25">
            <text:p>429,018</text:p>
          </table:table-cell>
          <table:table-cell office:value-type="float" office:value="222394" table:style-name="ce25">
            <text:p>222,394</text:p>
          </table:table-cell>
          <table:table-cell office:value-type="float" office:value="206624" table:style-name="ce25">
            <text:p>206,624</text:p>
          </table:table-cell>
          <table:table-cell office:value-type="float" office:value="85.649944000463179" table:style-name="ce26">
            <text:p>85.65</text:p>
          </table:table-cell>
          <table:table-cell office:value-type="float" office:value="100364" table:style-name="ce25">
            <text:p>100,364</text:p>
          </table:table-cell>
          <table:table-cell office:value-type="float" office:value="46465" table:style-name="ce25">
            <text:p>46,465</text:p>
          </table:table-cell>
          <table:table-cell office:value-type="float" office:value="53899" table:style-name="ce25">
            <text:p>53,899</text:p>
          </table:table-cell>
          <table:table-cell office:value-type="float" office:value="20.036853884131865" table:style-name="ce26">
            <text:p>20.04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5367" table:style-name="ce25">
            <text:p>815,367</text:p>
          </table:table-cell>
          <table:table-cell office:value-type="float" office:value="415541" table:style-name="ce25">
            <text:p>415,541</text:p>
          </table:table-cell>
          <table:table-cell office:value-type="float" office:value="399826" table:style-name="ce25">
            <text:p>399,826</text:p>
          </table:table-cell>
          <table:table-cell office:value-type="float" office:value="25437" table:style-name="ce25">
            <text:p>25,437</text:p>
          </table:table-cell>
          <table:table-cell office:value-type="float" office:value="13222" table:style-name="ce25">
            <text:p>13,222</text:p>
          </table:table-cell>
          <table:table-cell office:value-type="float" office:value="12215" table:style-name="ce25">
            <text:p>12,215</text:p>
          </table:table-cell>
          <table:table-cell office:value-type="float" office:value="3.1196994727527603" table:style-name="ce26">
            <text:p>3.12</text:p>
          </table:table-cell>
          <table:table-cell office:value-type="float" office:value="37000" table:style-name="ce25">
            <text:p>37,000</text:p>
          </table:table-cell>
          <table:table-cell office:value-type="float" office:value="19197" table:style-name="ce25">
            <text:p>19,197</text:p>
          </table:table-cell>
          <table:table-cell office:value-type="float" office:value="17803" table:style-name="ce25">
            <text:p>17,803</text:p>
          </table:table-cell>
          <table:table-cell office:value-type="float" office:value="4.5378338833923868" table:style-name="ce27">
            <text:p>4.54</text:p>
          </table:table-cell>
          <table:table-cell office:value-type="float" office:value="65823" table:style-name="ce25">
            <text:p>65,823</text:p>
          </table:table-cell>
          <table:table-cell office:value-type="float" office:value="34230" table:style-name="ce25">
            <text:p>34,230</text:p>
          </table:table-cell>
          <table:table-cell office:value-type="float" office:value="31593" table:style-name="ce25">
            <text:p>31,593</text:p>
          </table:table-cell>
          <table:table-cell office:value-type="float" office:value="8.0728064785550551" table:style-name="ce26">
            <text:p>8.07</text:p>
          </table:table-cell>
          <table:table-cell office:value-type="float" office:value="71956" table:style-name="ce25">
            <text:p>71,956</text:p>
          </table:table-cell>
          <table:table-cell office:value-type="float" office:value="37469" table:style-name="ce25">
            <text:p>37,469</text:p>
          </table:table-cell>
          <table:table-cell office:value-type="float" office:value="34487" table:style-name="ce25">
            <text:p>34,487</text:p>
          </table:table-cell>
          <table:table-cell office:value-type="float" office:value="8.824983105767096" table:style-name="ce26">
            <text:p>8.82</text:p>
          </table:table-cell>
          <table:table-cell office:value-type="float" office:value="41714" table:style-name="ce25">
            <text:p>41,714</text:p>
          </table:table-cell>
          <table:table-cell office:value-type="float" office:value="21868" table:style-name="ce25">
            <text:p>21,868</text:p>
          </table:table-cell>
          <table:table-cell office:value-type="float" office:value="19846" table:style-name="ce25">
            <text:p>19,846</text:p>
          </table:table-cell>
          <table:table-cell office:value-type="float" office:value="5.1159784489683791" table:style-name="ce26">
            <text:p>5.12</text:p>
          </table:table-cell>
          <table:table-cell office:value-type="float" office:value="689179" table:style-name="ce25">
            <text:p>689,179</text:p>
          </table:table-cell>
          <table:table-cell office:value-type="float" office:value="349820" table:style-name="ce25">
            <text:p>349,820</text:p>
          </table:table-cell>
          <table:table-cell office:value-type="float" office:value="339359" table:style-name="ce25">
            <text:p>339,359</text:p>
          </table:table-cell>
          <table:table-cell office:value-type="float" office:value="84.523778862769774" table:style-name="ce26">
            <text:p>84.52</text:p>
          </table:table-cell>
          <table:table-cell office:value-type="float" office:value="143909" table:style-name="ce25">
            <text:p>143,909</text:p>
          </table:table-cell>
          <table:table-cell office:value-type="float" office:value="67296" table:style-name="ce25">
            <text:p>67,296</text:p>
          </table:table-cell>
          <table:table-cell office:value-type="float" office:value="76613" table:style-name="ce25">
            <text:p>76,613</text:p>
          </table:table-cell>
          <table:table-cell office:value-type="float" office:value="17.649598279057159" table:style-name="ce26">
            <text:p>17.65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5768" table:style-name="ce25">
            <text:p>215,768</text:p>
          </table:table-cell>
          <table:table-cell office:value-type="float" office:value="110942" table:style-name="ce25">
            <text:p>110,942</text:p>
          </table:table-cell>
          <table:table-cell office:value-type="float" office:value="104826" table:style-name="ce25">
            <text:p>104,826</text:p>
          </table:table-cell>
          <table:table-cell office:value-type="float" office:value="7507" table:style-name="ce25">
            <text:p>7,507</text:p>
          </table:table-cell>
          <table:table-cell office:value-type="float" office:value="3938" table:style-name="ce25">
            <text:p>3,938</text:p>
          </table:table-cell>
          <table:table-cell office:value-type="float" office:value="3569" table:style-name="ce25">
            <text:p>3,569</text:p>
          </table:table-cell>
          <table:table-cell office:value-type="float" office:value="3.479199881354047" table:style-name="ce26">
            <text:p>3.48</text:p>
          </table:table-cell>
          <table:table-cell office:value-type="float" office:value="10788" table:style-name="ce25">
            <text:p>10,788</text:p>
          </table:table-cell>
          <table:table-cell office:value-type="float" office:value="5637" table:style-name="ce25">
            <text:p>5,637</text:p>
          </table:table-cell>
          <table:table-cell office:value-type="float" office:value="5151" table:style-name="ce25">
            <text:p>5,151</text:p>
          </table:table-cell>
          <table:table-cell office:value-type="float" office:value="4.9998146156983427" table:style-name="ce27">
            <text:p>5.00</text:p>
          </table:table-cell>
          <table:table-cell office:value-type="float" office:value="19143" table:style-name="ce25">
            <text:p>19,143</text:p>
          </table:table-cell>
          <table:table-cell office:value-type="float" office:value="10025" table:style-name="ce25">
            <text:p>10,025</text:p>
          </table:table-cell>
          <table:table-cell office:value-type="float" office:value="9118" table:style-name="ce25">
            <text:p>9,118</text:p>
          </table:table-cell>
          <table:table-cell office:value-type="float" office:value="8.8720292165659416" table:style-name="ce26">
            <text:p>8.87</text:p>
          </table:table-cell>
          <table:table-cell office:value-type="float" office:value="20941" table:style-name="ce25">
            <text:p>20,941</text:p>
          </table:table-cell>
          <table:table-cell office:value-type="float" office:value="10977" table:style-name="ce25">
            <text:p>10,977</text:p>
          </table:table-cell>
          <table:table-cell office:value-type="float" office:value="9964" table:style-name="ce25">
            <text:p>9,964</text:p>
          </table:table-cell>
          <table:table-cell office:value-type="float" office:value="9.7053316525156657" table:style-name="ce26">
            <text:p>9.71</text:p>
          </table:table-cell>
          <table:table-cell office:value-type="float" office:value="11978" table:style-name="ce25">
            <text:p>11,978</text:p>
          </table:table-cell>
          <table:table-cell office:value-type="float" office:value="6329" table:style-name="ce25">
            <text:p>6,329</text:p>
          </table:table-cell>
          <table:table-cell office:value-type="float" office:value="5649" table:style-name="ce25">
            <text:p>5,649</text:p>
          </table:table-cell>
          <table:table-cell office:value-type="float" office:value="5.551332913128916" table:style-name="ce26">
            <text:p>5.55</text:p>
          </table:table-cell>
          <table:table-cell office:value-type="float" office:value="179588" table:style-name="ce25">
            <text:p>179,588</text:p>
          </table:table-cell>
          <table:table-cell office:value-type="float" office:value="91979" table:style-name="ce25">
            <text:p>91,979</text:p>
          </table:table-cell>
          <table:table-cell office:value-type="float" office:value="87609" table:style-name="ce25">
            <text:p>87,609</text:p>
          </table:table-cell>
          <table:table-cell office:value-type="float" office:value="83.23198991509399" table:style-name="ce26">
            <text:p>83.23</text:p>
          </table:table-cell>
          <table:table-cell office:value-type="float" office:value="36972" table:style-name="ce25">
            <text:p>36,972</text:p>
          </table:table-cell>
          <table:table-cell office:value-type="float" office:value="16733" table:style-name="ce25">
            <text:p>16,733</text:p>
          </table:table-cell>
          <table:table-cell office:value-type="float" office:value="20239" table:style-name="ce25">
            <text:p>20,239</text:p>
          </table:table-cell>
          <table:table-cell office:value-type="float" office:value="17.135071002187534" table:style-name="ce26">
            <text:p>17.1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5058" table:style-name="ce25">
            <text:p>325,058</text:p>
          </table:table-cell>
          <table:table-cell office:value-type="float" office:value="164433" table:style-name="ce25">
            <text:p>164,433</text:p>
          </table:table-cell>
          <table:table-cell office:value-type="float" office:value="160625" table:style-name="ce25">
            <text:p>160,625</text:p>
          </table:table-cell>
          <table:table-cell office:value-type="float" office:value="12164" table:style-name="ce25">
            <text:p>12,164</text:p>
          </table:table-cell>
          <table:table-cell office:value-type="float" office:value="6340" table:style-name="ce25">
            <text:p>6,340</text:p>
          </table:table-cell>
          <table:table-cell office:value-type="float" office:value="5824" table:style-name="ce25">
            <text:p>5,824</text:p>
          </table:table-cell>
          <table:table-cell office:value-type="float" office:value="3.7421014095945955" table:style-name="ce26">
            <text:p>3.74</text:p>
          </table:table-cell>
          <table:table-cell office:value-type="float" office:value="17414" table:style-name="ce25">
            <text:p>17,414</text:p>
          </table:table-cell>
          <table:table-cell office:value-type="float" office:value="9091" table:style-name="ce25">
            <text:p>9,091</text:p>
          </table:table-cell>
          <table:table-cell office:value-type="float" office:value="8323" table:style-name="ce25">
            <text:p>8,323</text:p>
          </table:table-cell>
          <table:table-cell office:value-type="float" office:value="5.3571977923939729" table:style-name="ce27">
            <text:p>5.36</text:p>
          </table:table-cell>
          <table:table-cell office:value-type="float" office:value="30149" table:style-name="ce25">
            <text:p>30,149</text:p>
          </table:table-cell>
          <table:table-cell office:value-type="float" office:value="15798" table:style-name="ce25">
            <text:p>15,798</text:p>
          </table:table-cell>
          <table:table-cell office:value-type="float" office:value="14351" table:style-name="ce25">
            <text:p>14,351</text:p>
          </table:table-cell>
          <table:table-cell office:value-type="float" office:value="9.2749601609558905" table:style-name="ce26">
            <text:p>9.27</text:p>
          </table:table-cell>
          <table:table-cell office:value-type="float" office:value="32773" table:style-name="ce25">
            <text:p>32,773</text:p>
          </table:table-cell>
          <table:table-cell office:value-type="float" office:value="17183" table:style-name="ce25">
            <text:p>17,183</text:p>
          </table:table-cell>
          <table:table-cell office:value-type="float" office:value="15590" table:style-name="ce25">
            <text:p>15,590</text:p>
          </table:table-cell>
          <table:table-cell office:value-type="float" office:value="10.082200714949332" table:style-name="ce26">
            <text:p>10.08</text:p>
          </table:table-cell>
          <table:table-cell office:value-type="float" office:value="17415" table:style-name="ce25">
            <text:p>17,415</text:p>
          </table:table-cell>
          <table:table-cell office:value-type="float" office:value="9171" table:style-name="ce25">
            <text:p>9,171</text:p>
          </table:table-cell>
          <table:table-cell office:value-type="float" office:value="8244" table:style-name="ce25">
            <text:p>8,244</text:p>
          </table:table-cell>
          <table:table-cell office:value-type="float" office:value="5.35750542980022" table:style-name="ce26">
            <text:p>5.36</text:p>
          </table:table-cell>
          <table:table-cell office:value-type="float" office:value="270066" table:style-name="ce25">
            <text:p>270,066</text:p>
          </table:table-cell>
          <table:table-cell office:value-type="float" office:value="135591" table:style-name="ce25">
            <text:p>135,591</text:p>
          </table:table-cell>
          <table:table-cell office:value-type="float" office:value="134475" table:style-name="ce25">
            <text:p>134,475</text:p>
          </table:table-cell>
          <table:table-cell office:value-type="float" office:value="83.082403755637458" table:style-name="ce26">
            <text:p>83.08</text:p>
          </table:table-cell>
          <table:table-cell office:value-type="float" office:value="55629" table:style-name="ce25">
            <text:p>55,629</text:p>
          </table:table-cell>
          <table:table-cell office:value-type="float" office:value="25553" table:style-name="ce25">
            <text:p>25,553</text:p>
          </table:table-cell>
          <table:table-cell office:value-type="float" office:value="30076" table:style-name="ce25">
            <text:p>30,076</text:p>
          </table:table-cell>
          <table:table-cell office:value-type="float" office:value="17.113561272142203" table:style-name="ce26">
            <text:p>17.1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174" table:style-name="ce25">
            <text:p>105,174</text:p>
          </table:table-cell>
          <table:table-cell office:value-type="float" office:value="54136" table:style-name="ce25">
            <text:p>54,136</text:p>
          </table:table-cell>
          <table:table-cell office:value-type="float" office:value="51038" table:style-name="ce25">
            <text:p>51,038</text:p>
          </table:table-cell>
          <table:table-cell office:value-type="float" office:value="4330" table:style-name="ce25">
            <text:p>4,330</text:p>
          </table:table-cell>
          <table:table-cell office:value-type="float" office:value="2282" table:style-name="ce25">
            <text:p>2,282</text:p>
          </table:table-cell>
          <table:table-cell office:value-type="float" office:value="2048" table:style-name="ce25">
            <text:p>2,048</text:p>
          </table:table-cell>
          <table:table-cell office:value-type="float" office:value="4.1169870880635901" table:style-name="ce26">
            <text:p>4.12</text:p>
          </table:table-cell>
          <table:table-cell office:value-type="float" office:value="5653" table:style-name="ce25">
            <text:p>5,653</text:p>
          </table:table-cell>
          <table:table-cell office:value-type="float" office:value="2992" table:style-name="ce25">
            <text:p>2,992</text:p>
          </table:table-cell>
          <table:table-cell office:value-type="float" office:value="2661" table:style-name="ce25">
            <text:p>2,661</text:p>
          </table:table-cell>
          <table:table-cell office:value-type="float" office:value="5.3749025424534578" table:style-name="ce27">
            <text:p>5.37</text:p>
          </table:table-cell>
          <table:table-cell office:value-type="float" office:value="8822" table:style-name="ce25">
            <text:p>8,822</text:p>
          </table:table-cell>
          <table:table-cell office:value-type="float" office:value="4648" table:style-name="ce25">
            <text:p>4,648</text:p>
          </table:table-cell>
          <table:table-cell office:value-type="float" office:value="4174" table:style-name="ce25">
            <text:p>4,174</text:p>
          </table:table-cell>
          <table:table-cell office:value-type="float" office:value="8.3880046399300205" table:style-name="ce26">
            <text:p>8.39</text:p>
          </table:table-cell>
          <table:table-cell office:value-type="float" office:value="9466" table:style-name="ce25">
            <text:p>9,466</text:p>
          </table:table-cell>
          <table:table-cell office:value-type="float" office:value="4978" table:style-name="ce25">
            <text:p>4,978</text:p>
          </table:table-cell>
          <table:table-cell office:value-type="float" office:value="4488" table:style-name="ce25">
            <text:p>4,488</text:p>
          </table:table-cell>
          <table:table-cell office:value-type="float" office:value="9.0003232738129206" table:style-name="ce26">
            <text:p>9.00</text:p>
          </table:table-cell>
          <table:table-cell office:value-type="float" office:value="4738" table:style-name="ce25">
            <text:p>4,738</text:p>
          </table:table-cell>
          <table:table-cell office:value-type="float" office:value="2471" table:style-name="ce25">
            <text:p>2,471</text:p>
          </table:table-cell>
          <table:table-cell office:value-type="float" office:value="2267" table:style-name="ce25">
            <text:p>2,267</text:p>
          </table:table-cell>
          <table:table-cell office:value-type="float" office:value="4.5049156635670409" table:style-name="ce26">
            <text:p>4.50</text:p>
          </table:table-cell>
          <table:table-cell office:value-type="float" office:value="88865" table:style-name="ce25">
            <text:p>88,865</text:p>
          </table:table-cell>
          <table:table-cell office:value-type="float" office:value="45516" table:style-name="ce25">
            <text:p>45,516</text:p>
          </table:table-cell>
          <table:table-cell office:value-type="float" office:value="43349" table:style-name="ce25">
            <text:p>43,349</text:p>
          </table:table-cell>
          <table:table-cell office:value-type="float" office:value="84.49331583851523" table:style-name="ce26">
            <text:p>84.49</text:p>
          </table:table-cell>
          <table:table-cell office:value-type="float" office:value="17752" table:style-name="ce25">
            <text:p>17,752</text:p>
          </table:table-cell>
          <table:table-cell office:value-type="float" office:value="8250" table:style-name="ce25">
            <text:p>8,250</text:p>
          </table:table-cell>
          <table:table-cell office:value-type="float" office:value="9502" table:style-name="ce25">
            <text:p>9,502</text:p>
          </table:table-cell>
          <table:table-cell office:value-type="float" office:value="16.878696255728602" table:style-name="ce26">
            <text:p>16.88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8372" table:style-name="ce25">
            <text:p>368,372</text:p>
          </table:table-cell>
          <table:table-cell office:value-type="float" office:value="183758" table:style-name="ce25">
            <text:p>183,758</text:p>
          </table:table-cell>
          <table:table-cell office:value-type="float" office:value="184614" table:style-name="ce25">
            <text:p>184,614</text:p>
          </table:table-cell>
          <table:table-cell office:value-type="float" office:value="11131" table:style-name="ce25">
            <text:p>11,131</text:p>
          </table:table-cell>
          <table:table-cell office:value-type="float" office:value="5741" table:style-name="ce25">
            <text:p>5,741</text:p>
          </table:table-cell>
          <table:table-cell office:value-type="float" office:value="5390" table:style-name="ce25">
            <text:p>5,390</text:p>
          </table:table-cell>
          <table:table-cell office:value-type="float" office:value="3.0216737428469047" table:style-name="ce26">
            <text:p>3.02</text:p>
          </table:table-cell>
          <table:table-cell office:value-type="float" office:value="16249" table:style-name="ce25">
            <text:p>16,249</text:p>
          </table:table-cell>
          <table:table-cell office:value-type="float" office:value="8380" table:style-name="ce25">
            <text:p>8,380</text:p>
          </table:table-cell>
          <table:table-cell office:value-type="float" office:value="7869" table:style-name="ce25">
            <text:p>7,869</text:p>
          </table:table-cell>
          <table:table-cell office:value-type="float" office:value="4.4110301543005441" table:style-name="ce27">
            <text:p>4.41</text:p>
          </table:table-cell>
          <table:table-cell office:value-type="float" office:value="29316" table:style-name="ce25">
            <text:p>29,316</text:p>
          </table:table-cell>
          <table:table-cell office:value-type="float" office:value="15132" table:style-name="ce25">
            <text:p>15,132</text:p>
          </table:table-cell>
          <table:table-cell office:value-type="float" office:value="14184" table:style-name="ce25">
            <text:p>14,184</text:p>
          </table:table-cell>
          <table:table-cell office:value-type="float" office:value="7.9582595854190874" table:style-name="ce26">
            <text:p>7.96</text:p>
          </table:table-cell>
          <table:table-cell office:value-type="float" office:value="32083" table:style-name="ce25">
            <text:p>32,083</text:p>
          </table:table-cell>
          <table:table-cell office:value-type="float" office:value="16577" table:style-name="ce25">
            <text:p>16,577</text:p>
          </table:table-cell>
          <table:table-cell office:value-type="float" office:value="15506" table:style-name="ce25">
            <text:p>15,506</text:p>
          </table:table-cell>
          <table:table-cell office:value-type="float" office:value="8.7094024518693072" table:style-name="ce26">
            <text:p>8.71</text:p>
          </table:table-cell>
          <table:table-cell office:value-type="float" office:value="18145" table:style-name="ce25">
            <text:p>18,145</text:p>
          </table:table-cell>
          <table:table-cell office:value-type="float" office:value="9515" table:style-name="ce25">
            <text:p>9,515</text:p>
          </table:table-cell>
          <table:table-cell office:value-type="float" office:value="8630" table:style-name="ce25">
            <text:p>8,630</text:p>
          </table:table-cell>
          <table:table-cell office:value-type="float" office:value="4.9257272539715293" table:style-name="ce26">
            <text:p>4.93</text:p>
          </table:table-cell>
          <table:table-cell office:value-type="float" office:value="312925" table:style-name="ce25">
            <text:p>312,925</text:p>
          </table:table-cell>
          <table:table-cell office:value-type="float" office:value="154934" table:style-name="ce25">
            <text:p>154,934</text:p>
          </table:table-cell>
          <table:table-cell office:value-type="float" office:value="157991" table:style-name="ce25">
            <text:p>157,991</text:p>
          </table:table-cell>
          <table:table-cell office:value-type="float" office:value="84.948095946488877" table:style-name="ce26">
            <text:p>84.95</text:p>
          </table:table-cell>
          <table:table-cell office:value-type="float" office:value="62899" table:style-name="ce25">
            <text:p>62,899</text:p>
          </table:table-cell>
          <table:table-cell office:value-type="float" office:value="28389" table:style-name="ce25">
            <text:p>28,389</text:p>
          </table:table-cell>
          <table:table-cell office:value-type="float" office:value="34510" table:style-name="ce25">
            <text:p>34,510</text:p>
          </table:table-cell>
          <table:table-cell office:value-type="float" office:value="17.074859109812905" table:style-name="ce26">
            <text:p>17.0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50113" table:style-name="ce25">
            <text:p>450,113</text:p>
          </table:table-cell>
          <table:table-cell office:value-type="float" office:value="221972" table:style-name="ce25">
            <text:p>221,972</text:p>
          </table:table-cell>
          <table:table-cell office:value-type="float" office:value="228141" table:style-name="ce25">
            <text:p>228,141</text:p>
          </table:table-cell>
          <table:table-cell office:value-type="float" office:value="23034" table:style-name="ce25">
            <text:p>23,034</text:p>
          </table:table-cell>
          <table:table-cell office:value-type="float" office:value="11852" table:style-name="ce25">
            <text:p>11,852</text:p>
          </table:table-cell>
          <table:table-cell office:value-type="float" office:value="11182" table:style-name="ce25">
            <text:p>11,182</text:p>
          </table:table-cell>
          <table:table-cell office:value-type="float" office:value="5.1173816352782522" table:style-name="ce26">
            <text:p>5.12</text:p>
          </table:table-cell>
          <table:table-cell office:value-type="float" office:value="34540" table:style-name="ce25">
            <text:p>34,540</text:p>
          </table:table-cell>
          <table:table-cell office:value-type="float" office:value="17842" table:style-name="ce25">
            <text:p>17,842</text:p>
          </table:table-cell>
          <table:table-cell office:value-type="float" office:value="16698" table:style-name="ce25">
            <text:p>16,698</text:p>
          </table:table-cell>
          <table:table-cell office:value-type="float" office:value="7.6736286221459951" table:style-name="ce27">
            <text:p>7.67</text:p>
          </table:table-cell>
          <table:table-cell office:value-type="float" office:value="61311" table:style-name="ce25">
            <text:p>61,311</text:p>
          </table:table-cell>
          <table:table-cell office:value-type="float" office:value="31840" table:style-name="ce25">
            <text:p>31,840</text:p>
          </table:table-cell>
          <table:table-cell office:value-type="float" office:value="29471" table:style-name="ce25">
            <text:p>29,471</text:p>
          </table:table-cell>
          <table:table-cell office:value-type="float" office:value="13.621246220393546" table:style-name="ce26">
            <text:p>13.62</text:p>
          </table:table-cell>
          <table:table-cell office:value-type="float" office:value="66726" table:style-name="ce25">
            <text:p>66,726</text:p>
          </table:table-cell>
          <table:table-cell office:value-type="float" office:value="34761" table:style-name="ce25">
            <text:p>34,761</text:p>
          </table:table-cell>
          <table:table-cell office:value-type="float" office:value="31965" table:style-name="ce25">
            <text:p>31,965</text:p>
          </table:table-cell>
          <table:table-cell office:value-type="float" office:value="14.824277459215796" table:style-name="ce26">
            <text:p>14.82</text:p>
          </table:table-cell>
          <table:table-cell office:value-type="float" office:value="29818" table:style-name="ce25">
            <text:p>29,818</text:p>
          </table:table-cell>
          <table:table-cell office:value-type="float" office:value="15574" table:style-name="ce25">
            <text:p>15,574</text:p>
          </table:table-cell>
          <table:table-cell office:value-type="float" office:value="14244" table:style-name="ce25">
            <text:p>14,244</text:p>
          </table:table-cell>
          <table:table-cell office:value-type="float" office:value="6.6245587219209394" table:style-name="ce26">
            <text:p>6.62</text:p>
          </table:table-cell>
          <table:table-cell office:value-type="float" office:value="348106" table:style-name="ce25">
            <text:p>348,106</text:p>
          </table:table-cell>
          <table:table-cell office:value-type="float" office:value="168883" table:style-name="ce25">
            <text:p>168,883</text:p>
          </table:table-cell>
          <table:table-cell office:value-type="float" office:value="179223" table:style-name="ce25">
            <text:p>179,223</text:p>
          </table:table-cell>
          <table:table-cell office:value-type="float" office:value="77.337468591220428" table:style-name="ce26">
            <text:p>77.34</text:p>
          </table:table-cell>
          <table:table-cell office:value-type="float" office:value="57897" table:style-name="ce25">
            <text:p>57,897</text:p>
          </table:table-cell>
          <table:table-cell office:value-type="float" office:value="25702" table:style-name="ce25">
            <text:p>25,702</text:p>
          </table:table-cell>
          <table:table-cell office:value-type="float" office:value="32195" table:style-name="ce25">
            <text:p>32,195</text:p>
          </table:table-cell>
          <table:table-cell office:value-type="float" office:value="12.862770015529435" table:style-name="ce26">
            <text:p>12.8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6833" table:style-name="ce25">
            <text:p>266,833</text:p>
          </table:table-cell>
          <table:table-cell office:value-type="float" office:value="129233" table:style-name="ce25">
            <text:p>129,233</text:p>
          </table:table-cell>
          <table:table-cell office:value-type="float" office:value="137600" table:style-name="ce25">
            <text:p>137,600</text:p>
          </table:table-cell>
          <table:table-cell office:value-type="float" office:value="9970" table:style-name="ce25">
            <text:p>9,970</text:p>
          </table:table-cell>
          <table:table-cell office:value-type="float" office:value="5183" table:style-name="ce25">
            <text:p>5,183</text:p>
          </table:table-cell>
          <table:table-cell office:value-type="float" office:value="4787" table:style-name="ce25">
            <text:p>4,787</text:p>
          </table:table-cell>
          <table:table-cell office:value-type="float" office:value="3.7364194083940143" table:style-name="ce26">
            <text:p>3.74</text:p>
          </table:table-cell>
          <table:table-cell office:value-type="float" office:value="14851" table:style-name="ce25">
            <text:p>14,851</text:p>
          </table:table-cell>
          <table:table-cell office:value-type="float" office:value="7730" table:style-name="ce25">
            <text:p>7,730</text:p>
          </table:table-cell>
          <table:table-cell office:value-type="float" office:value="7121" table:style-name="ce25">
            <text:p>7,121</text:p>
          </table:table-cell>
          <table:table-cell office:value-type="float" office:value="5.5656534236769817" table:style-name="ce27">
            <text:p>5.57</text:p>
          </table:table-cell>
          <table:table-cell office:value-type="float" office:value="27450" table:style-name="ce25">
            <text:p>27,450</text:p>
          </table:table-cell>
          <table:table-cell office:value-type="float" office:value="14370" table:style-name="ce25">
            <text:p>14,370</text:p>
          </table:table-cell>
          <table:table-cell office:value-type="float" office:value="13080" table:style-name="ce25">
            <text:p>13,080</text:p>
          </table:table-cell>
          <table:table-cell office:value-type="float" office:value="10.287333275869177" table:style-name="ce26">
            <text:p>10.29</text:p>
          </table:table-cell>
          <table:table-cell office:value-type="float" office:value="30247" table:style-name="ce25">
            <text:p>30,247</text:p>
          </table:table-cell>
          <table:table-cell office:value-type="float" office:value="15861" table:style-name="ce25">
            <text:p>15,861</text:p>
          </table:table-cell>
          <table:table-cell office:value-type="float" office:value="14386" table:style-name="ce25">
            <text:p>14,386</text:p>
          </table:table-cell>
          <table:table-cell office:value-type="float" office:value="11.335554447913115" table:style-name="ce26">
            <text:p>11.34</text:p>
          </table:table-cell>
          <table:table-cell office:value-type="float" office:value="16684" table:style-name="ce25">
            <text:p>16,684</text:p>
          </table:table-cell>
          <table:table-cell office:value-type="float" office:value="8700" table:style-name="ce25">
            <text:p>8,700</text:p>
          </table:table-cell>
          <table:table-cell office:value-type="float" office:value="7984" table:style-name="ce25">
            <text:p>7,984</text:p>
          </table:table-cell>
          <table:table-cell office:value-type="float" office:value="6.2525999407869346" table:style-name="ce26">
            <text:p>6.25</text:p>
          </table:table-cell>
          <table:table-cell office:value-type="float" office:value="215866" table:style-name="ce25">
            <text:p>215,866</text:p>
          </table:table-cell>
          <table:table-cell office:value-type="float" office:value="102603" table:style-name="ce25">
            <text:p>102,603</text:p>
          </table:table-cell>
          <table:table-cell office:value-type="float" office:value="113263" table:style-name="ce25">
            <text:p>113,263</text:p>
          </table:table-cell>
          <table:table-cell office:value-type="float" office:value="80.899289068443565" table:style-name="ce26">
            <text:p>80.90</text:p>
          </table:table-cell>
          <table:table-cell office:value-type="float" office:value="42398" table:style-name="ce25">
            <text:p>42,398</text:p>
          </table:table-cell>
          <table:table-cell office:value-type="float" office:value="18666" table:style-name="ce25">
            <text:p>18,666</text:p>
          </table:table-cell>
          <table:table-cell office:value-type="float" office:value="23732" table:style-name="ce25">
            <text:p>23,732</text:p>
          </table:table-cell>
          <table:table-cell office:value-type="float" office:value="15.889339024783292" table:style-name="ce26">
            <text:p>15.89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2751" table:style-name="ce21">
            <text:p>152,751</text:p>
          </table:table-cell>
          <table:table-cell office:value-type="float" office:value="77211" table:style-name="ce21">
            <text:p>77,211</text:p>
          </table:table-cell>
          <table:table-cell office:value-type="float" office:value="75540" table:style-name="ce21">
            <text:p>75,540</text:p>
          </table:table-cell>
          <table:table-cell office:value-type="float" office:value="5542" table:style-name="ce21">
            <text:p>5,542</text:p>
          </table:table-cell>
          <table:table-cell office:value-type="float" office:value="2858" table:style-name="ce21">
            <text:p>2,858</text:p>
          </table:table-cell>
          <table:table-cell office:value-type="float" office:value="2684" table:style-name="ce21">
            <text:p>2,684</text:p>
          </table:table-cell>
          <table:table-cell office:value-type="float" office:value="3.6281268207736779" table:style-name="ce22">
            <text:p>3.63</text:p>
          </table:table-cell>
          <table:table-cell office:value-type="float" office:value="7322" table:style-name="ce21">
            <text:p>7,322</text:p>
          </table:table-cell>
          <table:table-cell office:value-type="float" office:value="3765" table:style-name="ce21">
            <text:p>3,765</text:p>
          </table:table-cell>
          <table:table-cell office:value-type="float" office:value="3557" table:style-name="ce21">
            <text:p>3,557</text:p>
          </table:table-cell>
          <table:table-cell office:value-type="float" office:value="4.793421974324227" table:style-name="ce23">
            <text:p>4.79</text:p>
          </table:table-cell>
          <table:table-cell office:value-type="float" office:value="11624" table:style-name="ce21">
            <text:p>11,624</text:p>
          </table:table-cell>
          <table:table-cell office:value-type="float" office:value="6009" table:style-name="ce21">
            <text:p>6,009</text:p>
          </table:table-cell>
          <table:table-cell office:value-type="float" office:value="5615" table:style-name="ce21">
            <text:p>5,615</text:p>
          </table:table-cell>
          <table:table-cell office:value-type="float" office:value="7.6097701488042642" table:style-name="ce22">
            <text:p>7.61</text:p>
          </table:table-cell>
          <table:table-cell office:value-type="float" office:value="12415" table:style-name="ce21">
            <text:p>12,415</text:p>
          </table:table-cell>
          <table:table-cell office:value-type="float" office:value="6432" table:style-name="ce21">
            <text:p>6,432</text:p>
          </table:table-cell>
          <table:table-cell office:value-type="float" office:value="5983" table:style-name="ce21">
            <text:p>5,983</text:p>
          </table:table-cell>
          <table:table-cell office:value-type="float" office:value="8.1276063659157707" table:style-name="ce22">
            <text:p>8.13</text:p>
          </table:table-cell>
          <table:table-cell office:value-type="float" office:value="5591" table:style-name="ce21">
            <text:p>5,591</text:p>
          </table:table-cell>
          <table:table-cell office:value-type="float" office:value="2961" table:style-name="ce21">
            <text:p>2,961</text:p>
          </table:table-cell>
          <table:table-cell office:value-type="float" office:value="2630" table:style-name="ce21">
            <text:p>2,630</text:p>
          </table:table-cell>
          <table:table-cell office:value-type="float" office:value="3.6602051705062486" table:style-name="ce22">
            <text:p>3.66</text:p>
          </table:table-cell>
          <table:table-cell office:value-type="float" office:value="132007" table:style-name="ce21">
            <text:p>132,007</text:p>
          </table:table-cell>
          <table:table-cell office:value-type="float" office:value="66410" table:style-name="ce21">
            <text:p>66,410</text:p>
          </table:table-cell>
          <table:table-cell office:value-type="float" office:value="65597" table:style-name="ce21">
            <text:p>65,597</text:p>
          </table:table-cell>
          <table:table-cell office:value-type="float" office:value="86.41972883974573" table:style-name="ce22">
            <text:p>86.42</text:p>
          </table:table-cell>
          <table:table-cell office:value-type="float" office:value="21322" table:style-name="ce21">
            <text:p>21,322</text:p>
          </table:table-cell>
          <table:table-cell office:value-type="float" office:value="10340" table:style-name="ce21">
            <text:p>10,340</text:p>
          </table:table-cell>
          <table:table-cell office:value-type="float" office:value="10982" table:style-name="ce21">
            <text:p>10,982</text:p>
          </table:table-cell>
          <table:table-cell office:value-type="float" office:value="13.958664755058885" table:style-name="ce22">
            <text:p>13.96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39628" table:style-name="ce25">
            <text:p>139,628</text:p>
          </table:table-cell>
          <table:table-cell office:value-type="float" office:value="69673" table:style-name="ce25">
            <text:p>69,673</text:p>
          </table:table-cell>
          <table:table-cell office:value-type="float" office:value="69955" table:style-name="ce25">
            <text:p>69,955</text:p>
          </table:table-cell>
          <table:table-cell office:value-type="float" office:value="4940" table:style-name="ce25">
            <text:p>4,940</text:p>
          </table:table-cell>
          <table:table-cell office:value-type="float" office:value="2526" table:style-name="ce25">
            <text:p>2,526</text:p>
          </table:table-cell>
          <table:table-cell office:value-type="float" office:value="2414" table:style-name="ce25">
            <text:p>2,414</text:p>
          </table:table-cell>
          <table:table-cell office:value-type="float" office:value="3.5379723264674707" table:style-name="ce26">
            <text:p>3.54</text:p>
          </table:table-cell>
          <table:table-cell office:value-type="float" office:value="6533" table:style-name="ce25">
            <text:p>6,533</text:p>
          </table:table-cell>
          <table:table-cell office:value-type="float" office:value="3341" table:style-name="ce25">
            <text:p>3,341</text:p>
          </table:table-cell>
          <table:table-cell office:value-type="float" office:value="3192" table:style-name="ce25">
            <text:p>3,192</text:p>
          </table:table-cell>
          <table:table-cell office:value-type="float" office:value="4.6788609734437223" table:style-name="ce27">
            <text:p>4.68</text:p>
          </table:table-cell>
          <table:table-cell office:value-type="float" office:value="10373" table:style-name="ce25">
            <text:p>10,373</text:p>
          </table:table-cell>
          <table:table-cell office:value-type="float" office:value="5341" table:style-name="ce25">
            <text:p>5,341</text:p>
          </table:table-cell>
          <table:table-cell office:value-type="float" office:value="5032" table:style-name="ce25">
            <text:p>5,032</text:p>
          </table:table-cell>
          <table:table-cell office:value-type="float" office:value="7.4290256968516353" table:style-name="ce26">
            <text:p>7.43</text:p>
          </table:table-cell>
          <table:table-cell office:value-type="float" office:value="11076" table:style-name="ce25">
            <text:p>11,076</text:p>
          </table:table-cell>
          <table:table-cell office:value-type="float" office:value="5716" table:style-name="ce25">
            <text:p>5,716</text:p>
          </table:table-cell>
          <table:table-cell office:value-type="float" office:value="5360" table:style-name="ce25">
            <text:p>5,360</text:p>
          </table:table-cell>
          <table:table-cell office:value-type="float" office:value="7.9325063740796979" table:style-name="ce26">
            <text:p>7.93</text:p>
          </table:table-cell>
          <table:table-cell office:value-type="float" office:value="5025" table:style-name="ce25">
            <text:p>5,025</text:p>
          </table:table-cell>
          <table:table-cell office:value-type="float" office:value="2653" table:style-name="ce25">
            <text:p>2,653</text:p>
          </table:table-cell>
          <table:table-cell office:value-type="float" office:value="2372" table:style-name="ce25">
            <text:p>2,372</text:p>
          </table:table-cell>
          <table:table-cell office:value-type="float" office:value="3.5988483685220727" table:style-name="ce26">
            <text:p>3.60</text:p>
          </table:table-cell>
          <table:table-cell office:value-type="float" office:value="120972" table:style-name="ce25">
            <text:p>120,972</text:p>
          </table:table-cell>
          <table:table-cell office:value-type="float" office:value="60004" table:style-name="ce25">
            <text:p>60,004</text:p>
          </table:table-cell>
          <table:table-cell office:value-type="float" office:value="60968" table:style-name="ce25">
            <text:p>60,968</text:p>
          </table:table-cell>
          <table:table-cell office:value-type="float" office:value="86.638783052109886" table:style-name="ce26">
            <text:p>86.64</text:p>
          </table:table-cell>
          <table:table-cell office:value-type="float" office:value="19695" table:style-name="ce25">
            <text:p>19,695</text:p>
          </table:table-cell>
          <table:table-cell office:value-type="float" office:value="9460" table:style-name="ce25">
            <text:p>9,460</text:p>
          </table:table-cell>
          <table:table-cell office:value-type="float" office:value="10235" table:style-name="ce25">
            <text:p>10,235</text:p>
          </table:table-cell>
          <table:table-cell office:value-type="float" office:value="14.105337038416362" table:style-name="ce26">
            <text:p>14.11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123" table:style-name="ce29">
            <text:p>13,123</text:p>
          </table:table-cell>
          <table:table-cell office:value-type="float" office:value="7538" table:style-name="ce30">
            <text:p>7,538</text:p>
          </table:table-cell>
          <table:table-cell office:value-type="float" office:value="5585" table:style-name="ce30">
            <text:p>5,585</text:p>
          </table:table-cell>
          <table:table-cell office:value-type="float" office:value="602" table:style-name="ce29">
            <text:p>602</text:p>
          </table:table-cell>
          <table:table-cell office:value-type="float" office:value="332" table:style-name="ce30">
            <text:p>332</text:p>
          </table:table-cell>
          <table:table-cell office:value-type="float" office:value="270" table:style-name="ce30">
            <text:p>270</text:p>
          </table:table-cell>
          <table:table-cell office:value-type="float" office:value="4.5873656938200105" table:style-name="ce31">
            <text:p>4.59</text:p>
          </table:table-cell>
          <table:table-cell office:value-type="float" office:value="789" table:style-name="ce29">
            <text:p>789</text:p>
          </table:table-cell>
          <table:table-cell office:value-type="float" office:value="424" table:style-name="ce30">
            <text:p>424</text:p>
          </table:table-cell>
          <table:table-cell office:value-type="float" office:value="365" table:style-name="ce30">
            <text:p>365</text:p>
          </table:table-cell>
          <table:table-cell office:value-type="float" office:value="6.0123447382458277" table:style-name="ce32">
            <text:p>6.01</text:p>
          </table:table-cell>
          <table:table-cell office:value-type="float" office:value="1251" table:style-name="ce29">
            <text:p>1,251</text:p>
          </table:table-cell>
          <table:table-cell office:value-type="float" office:value="668" table:style-name="ce30">
            <text:p>668</text:p>
          </table:table-cell>
          <table:table-cell office:value-type="float" office:value="583" table:style-name="ce30">
            <text:p>583</text:p>
          </table:table-cell>
          <table:table-cell office:value-type="float" office:value="9.5328812009449067" table:style-name="ce31">
            <text:p>9.53</text:p>
          </table:table-cell>
          <table:table-cell office:value-type="float" office:value="1339" table:style-name="ce29">
            <text:p>1,339</text:p>
          </table:table-cell>
          <table:table-cell office:value-type="float" office:value="716" table:style-name="ce30">
            <text:p>716</text:p>
          </table:table-cell>
          <table:table-cell office:value-type="float" office:value="623" table:style-name="ce30">
            <text:p>623</text:p>
          </table:table-cell>
          <table:table-cell office:value-type="float" office:value="10.203459574792349" table:style-name="ce31">
            <text:p>10.20</text:p>
          </table:table-cell>
          <table:table-cell office:value-type="float" office:value="566" table:style-name="ce29">
            <text:p>566</text:p>
          </table:table-cell>
          <table:table-cell office:value-type="float" office:value="308" table:style-name="ce30">
            <text:p>308</text:p>
          </table:table-cell>
          <table:table-cell office:value-type="float" office:value="258" table:style-name="ce30">
            <text:p>258</text:p>
          </table:table-cell>
          <table:table-cell office:value-type="float" office:value="4.3130381772460566" table:style-name="ce31">
            <text:p>4.31</text:p>
          </table:table-cell>
          <table:table-cell office:value-type="float" office:value="11035" table:style-name="ce29">
            <text:p>11,035</text:p>
          </table:table-cell>
          <table:table-cell office:value-type="float" office:value="6406" table:style-name="ce30">
            <text:p>6,406</text:p>
          </table:table-cell>
          <table:table-cell office:value-type="float" office:value="4629" table:style-name="ce30">
            <text:p>4,629</text:p>
          </table:table-cell>
          <table:table-cell office:value-type="float" office:value="84.089004038710655" table:style-name="ce31">
            <text:p>84.09</text:p>
          </table:table-cell>
          <table:table-cell office:value-type="float" office:value="1627" table:style-name="ce29">
            <text:p>1,627</text:p>
          </table:table-cell>
          <table:table-cell office:value-type="float" office:value="880" table:style-name="ce30">
            <text:p>880</text:p>
          </table:table-cell>
          <table:table-cell office:value-type="float" office:value="747" table:style-name="ce30">
            <text:p>747</text:p>
          </table:table-cell>
          <table:table-cell office:value-type="float" office:value="12.398079707383983" table:style-name="ce31">
            <text:p>12.40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9年8月6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outlook%20moi2002/月報速報/06速(月)報套印/10907/【套印】各月(03以外)-10907.xlsx'#新02性比例等-年月別" table:style-name="ta2">
        <table:table-source xlink:href="file:///D:/outlook%20moi2002/月報速報/06速(月)報套印/10907/【套印】各月(03以外)-109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2-縣市別" table:style-name="ta2">
        <table:table-source xlink:href="file:///D:/outlook%20moi2002/月報速報/06速(月)報套印/10907/【套印】各月(03以外)-109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4-單一年齡" table:style-name="ta2">
        <table:table-source xlink:href="file:///D:/outlook%20moi2002/月報速報/06速(月)報套印/10907/【套印】各月(03以外)-109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5-年齡結構" table:style-name="ta2">
        <table:table-source xlink:href="file:///D:/outlook%20moi2002/月報速報/06速(月)報套印/10907/【套印】各月(03以外)-109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6_人口增加&amp;生死結離" table:style-name="ta2">
        <table:table-source xlink:href="file:///D:/outlook%20moi2002/月報速報/06速(月)報套印/10907/【套印】各月(03以外)-109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出生-年月別" table:style-name="ta2">
        <table:table-source xlink:href="file:///D:/outlook%20moi2002/月報速報/06速(月)報套印/10907/【套印】各月(03以外)-109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-縣市別" table:style-name="ta2">
        <table:table-source xlink:href="file:///D:/outlook%20moi2002/月報速報/06速(月)報套印/10907/【套印】各月(03以外)-109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年月別" table:style-name="ta2">
        <table:table-source xlink:href="file:///D:/outlook%20moi2002/月報速報/06速(月)報套印/10907/【套印】各月(03以外)-109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縣市別" table:style-name="ta2">
        <table:table-source xlink:href="file:///D:/outlook%20moi2002/月報速報/06速(月)報套印/10907/【套印】各月(03以外)-109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設籍情形" table:style-name="ta2">
        <table:table-source xlink:href="file:///D:/outlook%20moi2002/月報速報/06速(月)報套印/10907/【套印】各月(03以外)-109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年月別_" table:style-name="ta2">
        <table:table-source xlink:href="file:///D:/outlook%20moi2002/月報速報/06速(月)報套印/10907/【套印】各月(03以外)-109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縣市別_" table:style-name="ta2">
        <table:table-source xlink:href="file:///D:/outlook%20moi2002/月報速報/06速(月)報套印/10907/【套印】各月(03以外)-109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設籍情形_" table:style-name="ta2">
        <table:table-source xlink:href="file:///D:/outlook%20moi2002/月報速報/06速(月)報套印/10907/【套印】各月(03以外)-109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年月別-新" table:style-name="ta2">
        <table:table-source xlink:href="file:///D:/outlook%20moi2002/月報速報/06速(月)報套印/10907/【套印】各月(03以外)-109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縣市別-新" table:style-name="ta2">
        <table:table-source xlink:href="file:///D:/outlook%20moi2002/月報速報/06速(月)報套印/10907/【套印】各月(03以外)-109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1-遷徙" table:style-name="ta2">
        <table:table-source xlink:href="file:///D:/outlook%20moi2002/月報速報/06速(月)報套印/10907/【套印】各月(03以外)-109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8-06T00:23:16Z</meta:creation-date>
    <dc:date>2020-08-06T00:24:57Z</dc:date>
  </office:meta>
</office:document-meta>
</file>